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number: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5"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office:value-type="string" calcext:value-type="string">
            <text:p>v5.8</text:p>
          </table:table-cell>
          <table:table-cell office:value-type="string" calcext:value-type="string">
            <text:p>v5.9</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2 – 5.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style-name="ce9" office:value-type="date" office:date-value="2020-01-26" calcext:value-type="date">
            <text:p>01/26/20</text:p>
          </table:table-cell>
          <table:table-cell table:style-name="ce9" office:value-type="date" office:date-value="2020-03-29" calcext:value-type="date">
            <text:p>03/29/20</text:p>
          </table:table-cell>
          <table:table-cell table:style-name="ce9" office:value-type="date" office:date-value="2020-05-31" calcext:value-type="date">
            <text:p>05/31/20</text:p>
          </table:table-cell>
          <table:table-cell table:style-name="ce9" office:value-type="date" office:date-value="2020-08-02" calcext:value-type="date">
            <text:p>08/02/20</text:p>
          </table:table-cell>
          <table:table-cell table:style-name="ce9" office:value-type="date" office:date-value="2020-10-12" calcext:value-type="date">
            <text:p>10/12/20</text:p>
          </table:table-cell>
          <table:table-cell table:number-columns-repeated="3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formula="of:=[.CM2]-[.CL2]" office:value-type="float" office:value="63" calcext:value-type="float">
            <text:p>63</text:p>
          </table:table-cell>
          <table:table-cell table:formula="of:=[.CN2]-[.CM2]" office:value-type="float" office:value="71" calcext:value-type="float">
            <text:p>71</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H3:.CM3])" office:value-type="float" office:value="392" calcext:value-type="float">
            <text:p>392</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office:value-type="float" office:value="16306" calcext:value-type="float">
            <text:p>16306</text:p>
          </table:table-cell>
          <table:table-cell office:value-type="float" office:value="14858" calcext:value-type="float">
            <text:p>14858</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H4:.CM4])/SUM([.CH3:.CM3])/24" office:value-type="float" office:value="9.18856292517007" calcext:value-type="float">
            <text:p>9.19</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office:value-type="float" office:value="69327" calcext:value-type="float">
            <text:p>69327</text:p>
          </table:table-cell>
          <table:table-cell office:value-type="float" office:value="69972" calcext:value-type="float">
            <text:p>69972</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office:value-type="float" office:value="28994699" calcext:value-type="float">
            <text:p>28994699</text:p>
          </table:table-cell>
          <table:table-cell office:value-type="float" office:value="29461566" calcext:value-type="float">
            <text:p>29461566</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M6]-[.CH6]" office:value-type="float" office:value="1853216" calcext:value-type="float">
            <text:p>1853216</text:p>
          </table:table-cell>
          <table:table-cell/>
          <table:table-cell table:formula="of:=[.AN6]-[.S6]" office:value-type="float" office:value="6618628" calcext:value-type="float">
            <text:p>6618628</text:p>
          </table:table-cell>
        </table:table-row>
        <table:table-row table:style-name="ro1">
          <table:table-cell table:number-columns-repeated="12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office:value-type="float" office:value="739880" calcext:value-type="float">
            <text:p>739880</text:p>
          </table:table-cell>
          <table:table-cell office:value-type="float" office:value="604623" calcext:value-type="float">
            <text:p>604623</text:p>
          </table:table-cell>
          <table:table-cell table:number-columns-repeated="3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office:value-type="float" office:value="186463" calcext:value-type="float">
            <text:p>186463</text:p>
          </table:table-cell>
          <table:table-cell office:value-type="float" office:value="136193" calcext:value-type="float">
            <text:p>136193</text:p>
          </table:table-cell>
          <table:table-cell table:number-columns-repeated="3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office:value-type="float" office:value="184278" calcext:value-type="float">
            <text:p>184278</text:p>
          </table:table-cell>
          <table:table-cell office:value-type="float" office:value="125419" calcext:value-type="float">
            <text:p>125419</text:p>
          </table:table-cell>
          <table:table-cell table:number-columns-repeated="31"/>
        </table:table-row>
        <table:table-row table:style-name="ro1">
          <table:table-cell table:number-columns-repeated="12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office:value-type="float" office:value="1991" calcext:value-type="float">
            <text:p>1991</text:p>
          </table:table-cell>
          <table:table-cell office:value-type="float" office:value="1914" calcext:value-type="float">
            <text:p>1914</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office:value-type="float" office:value="4645" calcext:value-type="float">
            <text:p>4645</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3" calcext:value-type="float">
            <text:p>233</text:p>
          </table:table-cell>
          <table:table-cell office:value-type="float" office:value="241" calcext:value-type="float">
            <text:p>241</text:p>
          </table:table-cell>
          <table:table-cell office:value-type="float" office:value="224" calcext:value-type="float">
            <text:p>224</text:p>
          </table:table-cell>
          <table:table-cell office:value-type="float" office:value="210" calcext:value-type="float">
            <text:p>210</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3"/>
        </table:table-row>
        <table:table-row table:style-name="ro1" table:number-rows-repeated="2">
          <table:table-cell table:number-columns-repeated="12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formula="of:=[.CM4]/[.CM3]" office:value-type="float" office:value="258.825396825397" calcext:value-type="float">
            <text:p>258.83</text:p>
          </table:table-cell>
          <table:table-cell table:formula="of:=[.CN4]/[.CN3]" office:value-type="float" office:value="209.267605633803" calcext:value-type="float">
            <text:p>209.2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H4:.CM4])/SUM([.CH3:.CM3])" office:value-type="float" office:value="220.525510204082" calcext:value-type="float">
            <text:p>220.53</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formula="of:=[.CM16]/24" office:value-type="float" office:value="10.7843915343915" calcext:value-type="float">
            <text:p>10.78</text:p>
          </table:table-cell>
          <table:table-cell table:formula="of:=[.CN16]/24" office:value-type="float" office:value="8.71948356807512" calcext:value-type="float">
            <text:p>8.72</text:p>
          </table:table-cell>
          <table:table-cell/>
          <table:table-cell table:formula="of:=[.CP16]/24" office:value-type="float" office:value="5.50927010148322" calcext:value-type="float">
            <text:p>5.51</text:p>
          </table:table-cell>
          <table:table-cell table:formula="of:=[.CQ16]/24" office:value-type="float" office:value="3.92725950172759" calcext:value-type="float">
            <text:p>3.93</text:p>
          </table:table-cell>
          <table:table-cell table:formula="of:=[.CR16]/24" office:value-type="float" office:value="5.77600541376643" calcext:value-type="float">
            <text:p>5.78</text:p>
          </table:table-cell>
          <table:table-cell table:formula="of:=[.CS16]/24" office:value-type="float" office:value="5.4416295471418" calcext:value-type="float">
            <text:p>5.44</text:p>
          </table:table-cell>
          <table:table-cell table:formula="of:=[.CT16]/24" office:value-type="float" office:value="5.63979526551504" calcext:value-type="float">
            <text:p>5.64</text:p>
          </table:table-cell>
          <table:table-cell table:formula="of:=[.CU16]/24" office:value-type="float" office:value="6.03142076502732" calcext:value-type="float">
            <text:p>6.03</text:p>
          </table:table-cell>
          <table:table-cell table:formula="of:=[.CV16]/24" office:value-type="float" office:value="6.64400584795322" calcext:value-type="float">
            <text:p>6.64</text:p>
          </table:table-cell>
          <table:table-cell table:formula="of:=[.CW16]/24" office:value-type="float" office:value="6.98405044510386" calcext:value-type="float">
            <text:p>6.98</text:p>
          </table:table-cell>
          <table:table-cell table:formula="of:=[.CX16]/24" office:value-type="float" office:value="6.98469387755102" calcext:value-type="float">
            <text:p>6.98</text:p>
          </table:table-cell>
          <table:table-cell table:formula="of:=[.CY16]/24" office:value-type="float" office:value="7.2890019379845" calcext:value-type="float">
            <text:p>7.29</text:p>
          </table:table-cell>
          <table:table-cell table:formula="of:=[.CZ16]/24" office:value-type="float" office:value="7.52027695351138" calcext:value-type="float">
            <text:p>7.52</text:p>
          </table:table-cell>
          <table:table-cell table:formula="of:=[.DA16]/24" office:value-type="float" office:value="7.59159044715447" calcext:value-type="float">
            <text:p>7.59</text:p>
          </table:table-cell>
          <table:table-cell table:formula="of:=[.DB16]/24" office:value-type="float" office:value="7.42745535714286" calcext:value-type="float">
            <text:p>7.43</text:p>
          </table:table-cell>
          <table:table-cell table:formula="of:=[.DC16]/24" office:value-type="float" office:value="7.60066833751044" calcext:value-type="float">
            <text:p>7.6</text:p>
          </table:table-cell>
          <table:table-cell table:formula="of:=[.DD16]/24" office:value-type="float" office:value="7.77271775544389" calcext:value-type="float">
            <text:p>7.77</text:p>
          </table:table-cell>
          <table:table-cell table:formula="of:=[.DE16]/24" office:value-type="float" office:value="7.66007936507937" calcext:value-type="float">
            <text:p>7.66</text:p>
          </table:table-cell>
          <table:table-cell table:formula="of:=[.DF16]/24" office:value-type="float" office:value="8.13712121212121" calcext:value-type="float">
            <text:p>8.14</text:p>
          </table:table-cell>
          <table:table-cell table:formula="of:=[.DG16]/24" office:value-type="float" office:value="8.07120811287478" calcext:value-type="float">
            <text:p>8.07</text:p>
          </table:table-cell>
          <table:table-cell table:formula="of:=[.DH16]/24" office:value-type="float" office:value="7.68558673469388" calcext:value-type="float">
            <text:p>7.69</text:p>
          </table:table-cell>
          <table:table-cell table:formula="of:=[.DI16]/24" office:value-type="float" office:value="7.81684027777778" calcext:value-type="float">
            <text:p>7.82</text:p>
          </table:table-cell>
          <table:table-cell table:formula="of:=[.DJ16]/24" office:value-type="float" office:value="8.18591691995947" calcext:value-type="float">
            <text:p>8.19</text:p>
          </table:table-cell>
          <table:table-cell table:formula="of:=[.DK16]/24" office:value-type="float" office:value="7.97780257936508" calcext:value-type="float">
            <text:p>7.98</text:p>
          </table:table-cell>
          <table:table-cell table:formula="of:=[.DL16]/24" office:value-type="float" office:value="8.05142857142857" calcext:value-type="float">
            <text:p>8.05</text:p>
          </table:table-cell>
          <table:table-cell table:formula="of:=[.DM16]/24" office:value-type="float" office:value="8.51036535303777" calcext:value-type="float">
            <text:p>8.51</text:p>
          </table:table-cell>
          <table:table-cell table:formula="of:=[.DN16]/24" office:value-type="float" office:value="8.51754926108374" calcext:value-type="float">
            <text:p>8.52</text:p>
          </table:table-cell>
          <table:table-cell table:formula="of:=[.DO16]/24" office:value-type="float" office:value="8.44088669950739" calcext:value-type="float">
            <text:p>8.44</text:p>
          </table:table-cell>
          <table:table-cell table:formula="of:=[.DP16]/24" office:value-type="float" office:value="8.67428989139516" calcext:value-type="float">
            <text:p>8.67</text:p>
          </table:table-cell>
          <table:table-cell table:formula="of:=[.DQ16]/24" office:value-type="float" office:value="9.18856292517007" calcext:value-type="float">
            <text:p>9.19</text:p>
          </table:table-cell>
          <table:table-cell/>
          <table:table-cell table:formula="of:=[.DS16]/24" office:value-type="float" office:value="4.54779478767997" calcext:value-type="float">
            <text:p>4.55</text:p>
          </table:table-cell>
        </table:table-row>
        <table:table-row table:style-name="ro1">
          <table:table-cell table:number-columns-repeated="12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formula="of:=(([.CM5]/[.CL5])*100)-100" office:value-type="float" office:value="2.04300916999071" calcext:value-type="float">
            <text:p>2.04</text:p>
          </table:table-cell>
          <table:table-cell table:formula="of:=(([.CN5]/[.CM5])*100)-100" office:value-type="float" office:value="0.930373447574539" calcext:value-type="float">
            <text:p>0.93</text:p>
          </table:table-cell>
          <table:table-cell table:number-columns-repeated="31"/>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formula="of:=(([.CM6]/[.CL6])*100)-100" office:value-type="float" office:value="1.94083727644023" calcext:value-type="float">
            <text:p>1.94</text:p>
          </table:table-cell>
          <table:table-cell table:formula="of:=(([.CN6]/[.CM6])*100)-100" office:value-type="float" office:value="1.61018053679398" calcext:value-type="float">
            <text:p>1.61</text:p>
          </table:table-cell>
          <table:table-cell table:number-columns-repeated="31"/>
        </table:table-row>
        <table:table-row table:style-name="ro1">
          <table:table-cell table:number-columns-repeated="12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formula="of:=([.CM8])/[.CM3]" office:value-type="float" office:value="11744.126984127" calcext:value-type="float">
            <text:p>11744.13</text:p>
          </table:table-cell>
          <table:table-cell table:formula="of:=([.CN8])/[.CN3]" office:value-type="float" office:value="8515.81690140845" calcext:value-type="float">
            <text:p>8515.82</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H8:.CM8])/SUM([.CH3:.CM3])" office:value-type="float" office:value="8963.72959183674" calcext:value-type="float">
            <text:p>8963.7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formula="of:=([.CM9])/[.CM3]" office:value-type="float" office:value="2959.73015873016" calcext:value-type="float">
            <text:p>2959.73</text:p>
          </table:table-cell>
          <table:table-cell table:formula="of:=([.CN9])/[.CN3]" office:value-type="float" office:value="1918.21126760563" calcext:value-type="float">
            <text:p>1918.2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H9:.CM9])/SUM([.CH3:.CM3])" office:value-type="float" office:value="2728.95153061224" calcext:value-type="float">
            <text:p>2728.9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formula="of:=([.CM10])/[.CM3]" office:value-type="float" office:value="2925.04761904762" calcext:value-type="float">
            <text:p>2925.05</text:p>
          </table:table-cell>
          <table:table-cell table:formula="of:=([.CN10])/[.CN3]" office:value-type="float" office:value="1766.46478873239" calcext:value-type="float">
            <text:p>1766.46</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H10:.CM10])/SUM([.CH3:.CM3])" office:value-type="float" office:value="2137.19642857143" calcext:value-type="float">
            <text:p>2137.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formula="of:=[.CM22]/24" office:value-type="float" office:value="489.338624338624" calcext:value-type="float">
            <text:p>489.34</text:p>
          </table:table-cell>
          <table:table-cell table:formula="of:=[.CN22]/24" office:value-type="float" office:value="354.825704225352" calcext:value-type="float">
            <text:p>354.83</text:p>
          </table:table-cell>
          <table:table-cell/>
          <table:table-cell table:formula="of:=[.CP22]/24" office:value-type="float" office:value="483.045277127244" calcext:value-type="float">
            <text:p>483.05</text:p>
          </table:table-cell>
          <table:table-cell table:formula="of:=[.CQ22]/24" office:value-type="float" office:value="289.404482633206" calcext:value-type="float">
            <text:p>289.4</text:p>
          </table:table-cell>
          <table:table-cell table:formula="of:=[.CR22]/24" office:value-type="float" office:value="411.731728538283" calcext:value-type="float">
            <text:p>411.73</text:p>
          </table:table-cell>
          <table:table-cell table:formula="of:=[.CS22]/24" office:value-type="float" office:value="401.008723088344" calcext:value-type="float">
            <text:p>401.01</text:p>
          </table:table-cell>
          <table:table-cell table:formula="of:=[.CT22]/24" office:value-type="float" office:value="512.748866213152" calcext:value-type="float">
            <text:p>512.75</text:p>
          </table:table-cell>
          <table:table-cell table:formula="of:=[.CU22]/24" office:value-type="float" office:value="443.019922586521" calcext:value-type="float">
            <text:p>443.02</text:p>
          </table:table-cell>
          <table:table-cell table:formula="of:=[.CV22]/24" office:value-type="float" office:value="447.491593567251" calcext:value-type="float">
            <text:p>447.49</text:p>
          </table:table-cell>
          <table:table-cell table:formula="of:=[.CW22]/24" office:value-type="float" office:value="438.295004945598" calcext:value-type="float">
            <text:p>438.3</text:p>
          </table:table-cell>
          <table:table-cell table:formula="of:=[.CX22]/24" office:value-type="float" office:value="438.948493683188" calcext:value-type="float">
            <text:p>438.95</text:p>
          </table:table-cell>
          <table:table-cell table:formula="of:=[.CY22]/24" office:value-type="float" office:value="435.133963178295" calcext:value-type="float">
            <text:p>435.13</text:p>
          </table:table-cell>
          <table:table-cell table:formula="of:=[.CZ22]/24" office:value-type="float" office:value="477.040553907023" calcext:value-type="float">
            <text:p>477.04</text:p>
          </table:table-cell>
          <table:table-cell table:formula="of:=[.DA22]/24" office:value-type="float" office:value="358.62487296748" calcext:value-type="float">
            <text:p>358.62</text:p>
          </table:table-cell>
          <table:table-cell table:formula="of:=[.DB22]/24" office:value-type="float" office:value="334.243551587302" calcext:value-type="float">
            <text:p>334.24</text:p>
          </table:table-cell>
          <table:table-cell table:formula="of:=[.DC22]/24" office:value-type="float" office:value="362.942564745196" calcext:value-type="float">
            <text:p>362.94</text:p>
          </table:table-cell>
          <table:table-cell table:formula="of:=[.DD22]/24" office:value-type="float" office:value="346.891122278057" calcext:value-type="float">
            <text:p>346.89</text:p>
          </table:table-cell>
          <table:table-cell table:formula="of:=[.DE22]/24" office:value-type="float" office:value="352.730317460317" calcext:value-type="float">
            <text:p>352.73</text:p>
          </table:table-cell>
          <table:table-cell table:formula="of:=[.DF22]/24" office:value-type="float" office:value="348.970454545455" calcext:value-type="float">
            <text:p>348.97</text:p>
          </table:table-cell>
          <table:table-cell table:formula="of:=[.DG22]/24" office:value-type="float" office:value="359.004188712522" calcext:value-type="float">
            <text:p>359</text:p>
          </table:table-cell>
          <table:table-cell table:formula="of:=[.DH22]/24" office:value-type="float" office:value="350.161033163265" calcext:value-type="float">
            <text:p>350.16</text:p>
          </table:table-cell>
          <table:table-cell table:formula="of:=[.DI22]/24" office:value-type="float" office:value="450.708581349206" calcext:value-type="float">
            <text:p>450.71</text:p>
          </table:table-cell>
          <table:table-cell table:formula="of:=[.DJ22]/24" office:value-type="float" office:value="464.728470111449" calcext:value-type="float">
            <text:p>464.73</text:p>
          </table:table-cell>
          <table:table-cell table:formula="of:=[.DK22]/24" office:value-type="float" office:value="380.513888888889" calcext:value-type="float">
            <text:p>380.51</text:p>
          </table:table-cell>
          <table:table-cell table:formula="of:=[.DL22]/24" office:value-type="float" office:value="305.422857142857" calcext:value-type="float">
            <text:p>305.42</text:p>
          </table:table-cell>
          <table:table-cell table:formula="of:=[.DM22]/24" office:value-type="float" office:value="419.645012315271" calcext:value-type="float">
            <text:p>419.65</text:p>
          </table:table-cell>
          <table:table-cell table:formula="of:=[.DN22]/24" office:value-type="float" office:value="418.170463875205" calcext:value-type="float">
            <text:p>418.17</text:p>
          </table:table-cell>
          <table:table-cell table:formula="of:=[.DO22]/24" office:value-type="float" office:value="394.127770935961" calcext:value-type="float">
            <text:p>394.13</text:p>
          </table:table-cell>
          <table:table-cell table:formula="of:=[.DP22]/24" office:value-type="float" office:value="412.150271512114" calcext:value-type="float">
            <text:p>412.15</text:p>
          </table:table-cell>
          <table:table-cell table:formula="of:=[.DQ22]/24" office:value-type="float" office:value="373.488732993197" calcext:value-type="float">
            <text:p>373.49</text:p>
          </table:table-cell>
          <table:table-cell/>
          <table:table-cell table:formula="of:=[.DS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3"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3"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3"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3"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3"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3"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3"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3"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3"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3"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3"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3"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3"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3"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3"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3"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3"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3"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3"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3"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3"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3"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3"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3"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3"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7"/>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6"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6"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6"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6"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6"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6"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6"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6"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6"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6"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6"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6"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6"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6"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6"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6"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6"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6"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6"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6"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6"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6"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6"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6"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6"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6"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6"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6"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6"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6"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6"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6"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6"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6"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6"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6"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6"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table-cell office:value-type="string" calcext:value-type="string">
            <text:p>4.4.233</text:p>
          </table:table-cell>
          <table:table-cell table:style-name="ce16" office:value-type="date" office:date-value="2020-08-21" calcext:value-type="date">
            <text:p>2020-08-21</text:p>
          </table:table-cell>
          <table:table-cell office:value-type="float" office:value="147" calcext:value-type="float">
            <text:p>147</text:p>
          </table:table-cell>
          <table:table-cell/>
          <table:table-cell table:formula="of:=[.B235]-[.$B$2]" office:value-type="float" office:value="1685" calcext:value-type="float">
            <text:p>1685</text:p>
          </table:table-cell>
          <table:table-cell table:formula="of:=[.B235]-[$'2.6.11'.$B$2]" office:value-type="float" office:value="5651" calcext:value-type="float">
            <text:p>5651</text:p>
          </table:table-cell>
          <table:table-cell table:formula="of:=SUM([.$C$2:.C235])" office:value-type="float" office:value="15765" calcext:value-type="float">
            <text:p>15765</text:p>
          </table:table-cell>
          <table:table-cell table:formula="of:=[.$C235]/([.$B235]-[.$B234])" office:value-type="float" office:value="7" calcext:value-type="float">
            <text:p>7.00</text:p>
          </table:table-cell>
          <table:table-cell table:formula="of:=[.$G235]/[.$E235]" office:value-type="float" office:value="9.35608308605341" calcext:value-type="float">
            <text:p>9.36</text:p>
          </table:table-cell>
        </table:table-row>
        <table:table-row table:style-name="ro1">
          <table:table-cell office:value-type="string" calcext:value-type="string">
            <text:p>4.4.234</text:p>
          </table:table-cell>
          <table:table-cell table:style-name="ce16" office:value-type="date" office:date-value="2020-08-26" calcext:value-type="date">
            <text:p>2020-08-26</text:p>
          </table:table-cell>
          <table:table-cell office:value-type="float" office:value="34" calcext:value-type="float">
            <text:p>34</text:p>
          </table:table-cell>
          <table:table-cell/>
          <table:table-cell table:formula="of:=[.B236]-[.$B$2]" office:value-type="float" office:value="1690" calcext:value-type="float">
            <text:p>1690</text:p>
          </table:table-cell>
          <table:table-cell table:formula="of:=[.B236]-[$'2.6.11'.$B$2]" office:value-type="float" office:value="5656" calcext:value-type="float">
            <text:p>5656</text:p>
          </table:table-cell>
          <table:table-cell table:formula="of:=SUM([.$C$2:.C236])" office:value-type="float" office:value="15799" calcext:value-type="float">
            <text:p>15799</text:p>
          </table:table-cell>
          <table:table-cell table:formula="of:=[.$C236]/([.$B236]-[.$B235])" office:value-type="float" office:value="6.8" calcext:value-type="float">
            <text:p>6.80</text:p>
          </table:table-cell>
          <table:table-cell table:formula="of:=[.$G236]/[.$E236]" office:value-type="float" office:value="9.34852071005917" calcext:value-type="float">
            <text:p>9.35</text:p>
          </table:table-cell>
        </table:table-row>
        <table:table-row table:style-name="ro1">
          <table:table-cell office:value-type="string" calcext:value-type="string">
            <text:p>4.4.235</text:p>
          </table:table-cell>
          <table:table-cell table:style-name="ce16" office:value-type="date" office:date-value="2020-09-03" calcext:value-type="date">
            <text:p>2020-09-03</text:p>
          </table:table-cell>
          <table:table-cell office:value-type="float" office:value="61" calcext:value-type="float">
            <text:p>61</text:p>
          </table:table-cell>
          <table:table-cell/>
          <table:table-cell table:formula="of:=[.B237]-[.$B$2]" office:value-type="float" office:value="1698" calcext:value-type="float">
            <text:p>1698</text:p>
          </table:table-cell>
          <table:table-cell table:formula="of:=[.B237]-[$'2.6.11'.$B$2]" office:value-type="float" office:value="5664" calcext:value-type="float">
            <text:p>5664</text:p>
          </table:table-cell>
          <table:table-cell table:formula="of:=SUM([.$C$2:.C237])" office:value-type="float" office:value="15860" calcext:value-type="float">
            <text:p>15860</text:p>
          </table:table-cell>
          <table:table-cell table:formula="of:=[.$C237]/([.$B237]-[.$B236])" office:value-type="float" office:value="7.625" calcext:value-type="float">
            <text:p>7.63</text:p>
          </table:table-cell>
          <table:table-cell table:formula="of:=[.$G237]/[.$E237]" office:value-type="float" office:value="9.34040047114252" calcext:value-type="float">
            <text:p>9.34</text:p>
          </table:table-cell>
        </table:table-row>
        <table:table-row table:style-name="ro1">
          <table:table-cell office:value-type="string" calcext:value-type="string">
            <text:p>4.4.236</text:p>
          </table:table-cell>
          <table:table-cell table:style-name="ce16" office:value-type="date" office:date-value="2020-09-12" calcext:value-type="date">
            <text:p>2020-09-12</text:p>
          </table:table-cell>
          <table:table-cell office:value-type="float" office:value="62" calcext:value-type="float">
            <text:p>62</text:p>
          </table:table-cell>
          <table:table-cell/>
          <table:table-cell table:formula="of:=[.B238]-[.$B$2]" office:value-type="float" office:value="1707" calcext:value-type="float">
            <text:p>1707</text:p>
          </table:table-cell>
          <table:table-cell table:formula="of:=[.B238]-[$'2.6.11'.$B$2]" office:value-type="float" office:value="5673" calcext:value-type="float">
            <text:p>5673</text:p>
          </table:table-cell>
          <table:table-cell table:formula="of:=SUM([.$C$2:.C238])" office:value-type="float" office:value="15922" calcext:value-type="float">
            <text:p>15922</text:p>
          </table:table-cell>
          <table:table-cell table:formula="of:=[.$C238]/([.$B238]-[.$B237])" office:value-type="float" office:value="6.88888888888889" calcext:value-type="float">
            <text:p>6.89</text:p>
          </table:table-cell>
          <table:table-cell table:formula="of:=[.$G238]/[.$E238]" office:value-type="float" office:value="9.32747510251904" calcext:value-type="float">
            <text:p>9.33</text:p>
          </table:table-cell>
        </table:table-row>
        <table:table-row table:style-name="ro1">
          <table:table-cell office:value-type="string" calcext:value-type="string">
            <text:p>4.4.237</text:p>
          </table:table-cell>
          <table:table-cell table:style-name="ce16" office:value-type="date" office:date-value="2020-09-23" calcext:value-type="date">
            <text:p>2020-09-23</text:p>
          </table:table-cell>
          <table:table-cell office:value-type="float" office:value="46" calcext:value-type="float">
            <text:p>46</text:p>
          </table:table-cell>
          <table:table-cell/>
          <table:table-cell table:formula="of:=[.B239]-[.$B$2]" office:value-type="float" office:value="1718" calcext:value-type="float">
            <text:p>1718</text:p>
          </table:table-cell>
          <table:table-cell table:formula="of:=[.B239]-[$'2.6.11'.$B$2]" office:value-type="float" office:value="5684" calcext:value-type="float">
            <text:p>5684</text:p>
          </table:table-cell>
          <table:table-cell table:formula="of:=SUM([.$C$2:.C239])" office:value-type="float" office:value="15968" calcext:value-type="float">
            <text:p>15968</text:p>
          </table:table-cell>
          <table:table-cell table:formula="of:=[.$C239]/([.$B239]-[.$B238])" office:value-type="float" office:value="4.18181818181818" calcext:value-type="float">
            <text:p>4.18</text:p>
          </table:table-cell>
          <table:table-cell table:formula="of:=[.$G239]/[.$E239]" office:value-type="float" office:value="9.29452852153667" calcext:value-type="float">
            <text:p>9.29</text:p>
          </table:table-cell>
        </table:table-row>
        <table:table-row table:style-name="ro1">
          <table:table-cell office:value-type="string" calcext:value-type="string">
            <text:p>4.4.238</text:p>
          </table:table-cell>
          <table:table-cell table:style-name="ce16" office:value-type="date" office:date-value="2020-10-01" calcext:value-type="date">
            <text:p>2020-10-01</text:p>
          </table:table-cell>
          <table:table-cell office:value-type="float" office:value="85" calcext:value-type="float">
            <text:p>85</text:p>
          </table:table-cell>
          <table:table-cell/>
          <table:table-cell table:formula="of:=[.B240]-[.$B$2]" office:value-type="float" office:value="1726" calcext:value-type="float">
            <text:p>1726</text:p>
          </table:table-cell>
          <table:table-cell table:formula="of:=[.B240]-[$'2.6.11'.$B$2]" office:value-type="float" office:value="5692" calcext:value-type="float">
            <text:p>5692</text:p>
          </table:table-cell>
          <table:table-cell table:formula="of:=SUM([.$C$2:.C240])" office:value-type="float" office:value="16053" calcext:value-type="float">
            <text:p>16053</text:p>
          </table:table-cell>
          <table:table-cell table:formula="of:=[.$C240]/([.$B240]-[.$B239])" office:value-type="float" office:value="10.625" calcext:value-type="float">
            <text:p>10.63</text:p>
          </table:table-cell>
          <table:table-cell table:formula="of:=[.$G240]/[.$E240]" office:value-type="float" office:value="9.30069524913094" calcext:value-type="float">
            <text:p>9.30</text:p>
          </table:table-cell>
        </table:table-row>
        <table:table-row table:style-name="ro1" table:number-rows-repeated="1048335">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6"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6"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6"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6"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6"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6"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6"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6"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6"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6"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6"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6"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6"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6"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6"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6"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6"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6"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6"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6"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6"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6"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6"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6"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6"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6"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6"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6"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6"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6"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table-cell office:value-type="string" calcext:value-type="string">
            <text:p>4.9.233</text:p>
          </table:table-cell>
          <table:table-cell table:style-name="ce16" office:value-type="date" office:date-value="2020-08-21" calcext:value-type="date">
            <text:p>2020-08-21</text:p>
          </table:table-cell>
          <table:table-cell office:value-type="float" office:value="210" calcext:value-type="float">
            <text:p>210</text:p>
          </table:table-cell>
          <table:table-cell/>
          <table:table-cell table:formula="of:=[.B235]-[.$B$2]" office:value-type="float" office:value="1349" calcext:value-type="float">
            <text:p>1349</text:p>
          </table:table-cell>
          <table:table-cell table:formula="of:=[.B235]-[$'2.6.11'.$B$2]" office:value-type="float" office:value="5651" calcext:value-type="float">
            <text:p>5651</text:p>
          </table:table-cell>
          <table:table-cell table:formula="of:=SUM([.$C$2:.C235])" office:value-type="float" office:value="17238" calcext:value-type="float">
            <text:p>17238</text:p>
          </table:table-cell>
          <table:table-cell table:formula="of:=[.$C235]/([.$B235]-[.$B234])" office:value-type="float" office:value="10" calcext:value-type="float">
            <text:p>10.00</text:p>
          </table:table-cell>
          <table:table-cell table:formula="of:=[.$G235]/[.$E235]" office:value-type="float" office:value="12.7783543365456" calcext:value-type="float">
            <text:p>12.78</text:p>
          </table:table-cell>
        </table:table-row>
        <table:table-row table:style-name="ro1">
          <table:table-cell office:value-type="string" calcext:value-type="string">
            <text:p>4.9.234</text:p>
          </table:table-cell>
          <table:table-cell table:style-name="ce16" office:value-type="date" office:date-value="2020-08-26" calcext:value-type="date">
            <text:p>2020-08-26</text:p>
          </table:table-cell>
          <table:table-cell office:value-type="float" office:value="39" calcext:value-type="float">
            <text:p>39</text:p>
          </table:table-cell>
          <table:table-cell/>
          <table:table-cell table:formula="of:=[.B236]-[.$B$2]" office:value-type="float" office:value="1354" calcext:value-type="float">
            <text:p>1354</text:p>
          </table:table-cell>
          <table:table-cell table:formula="of:=[.B236]-[$'2.6.11'.$B$2]" office:value-type="float" office:value="5656" calcext:value-type="float">
            <text:p>5656</text:p>
          </table:table-cell>
          <table:table-cell table:formula="of:=SUM([.$C$2:.C236])" office:value-type="float" office:value="17277" calcext:value-type="float">
            <text:p>17277</text:p>
          </table:table-cell>
          <table:table-cell table:formula="of:=[.$C236]/([.$B236]-[.$B235])" office:value-type="float" office:value="7.8" calcext:value-type="float">
            <text:p>7.80</text:p>
          </table:table-cell>
          <table:table-cell table:formula="of:=[.$G236]/[.$E236]" office:value-type="float" office:value="12.7599704579025" calcext:value-type="float">
            <text:p>12.76</text:p>
          </table:table-cell>
        </table:table-row>
        <table:table-row table:style-name="ro1">
          <table:table-cell office:value-type="string" calcext:value-type="string">
            <text:p>4.9.235</text:p>
          </table:table-cell>
          <table:table-cell table:style-name="ce16" office:value-type="date" office:date-value="2020-09-03" calcext:value-type="date">
            <text:p>2020-09-03</text:p>
          </table:table-cell>
          <table:table-cell office:value-type="float" office:value="78" calcext:value-type="float">
            <text:p>78</text:p>
          </table:table-cell>
          <table:table-cell/>
          <table:table-cell table:formula="of:=[.B237]-[.$B$2]" office:value-type="float" office:value="1362" calcext:value-type="float">
            <text:p>1362</text:p>
          </table:table-cell>
          <table:table-cell table:formula="of:=[.B237]-[$'2.6.11'.$B$2]" office:value-type="float" office:value="5664" calcext:value-type="float">
            <text:p>5664</text:p>
          </table:table-cell>
          <table:table-cell table:formula="of:=SUM([.$C$2:.C237])" office:value-type="float" office:value="17355" calcext:value-type="float">
            <text:p>17355</text:p>
          </table:table-cell>
          <table:table-cell table:formula="of:=[.$C237]/([.$B237]-[.$B236])" office:value-type="float" office:value="9.75" calcext:value-type="float">
            <text:p>9.75</text:p>
          </table:table-cell>
          <table:table-cell table:formula="of:=[.$G237]/[.$E237]" office:value-type="float" office:value="12.7422907488987" calcext:value-type="float">
            <text:p>12.74</text:p>
          </table:table-cell>
        </table:table-row>
        <table:table-row table:style-name="ro1">
          <table:table-cell office:value-type="string" calcext:value-type="string">
            <text:p>4.9.236</text:p>
          </table:table-cell>
          <table:table-cell table:style-name="ce16" office:value-type="date" office:date-value="2020-09-12" calcext:value-type="date">
            <text:p>2020-09-12</text:p>
          </table:table-cell>
          <table:table-cell office:value-type="float" office:value="71" calcext:value-type="float">
            <text:p>71</text:p>
          </table:table-cell>
          <table:table-cell/>
          <table:table-cell table:formula="of:=[.B238]-[.$B$2]" office:value-type="float" office:value="1371" calcext:value-type="float">
            <text:p>1371</text:p>
          </table:table-cell>
          <table:table-cell table:formula="of:=[.B238]-[$'2.6.11'.$B$2]" office:value-type="float" office:value="5673" calcext:value-type="float">
            <text:p>5673</text:p>
          </table:table-cell>
          <table:table-cell table:formula="of:=SUM([.$C$2:.C238])" office:value-type="float" office:value="17426" calcext:value-type="float">
            <text:p>17426</text:p>
          </table:table-cell>
          <table:table-cell table:formula="of:=[.$C238]/([.$B238]-[.$B237])" office:value-type="float" office:value="7.88888888888889" calcext:value-type="float">
            <text:p>7.89</text:p>
          </table:table-cell>
          <table:table-cell table:formula="of:=[.$G238]/[.$E238]" office:value-type="float" office:value="12.7104303428155" calcext:value-type="float">
            <text:p>12.71</text:p>
          </table:table-cell>
        </table:table-row>
        <table:table-row table:style-name="ro1">
          <table:table-cell office:value-type="string" calcext:value-type="string">
            <text:p>4.9.237</text:p>
          </table:table-cell>
          <table:table-cell table:style-name="ce16" office:value-type="date" office:date-value="2020-09-23" calcext:value-type="date">
            <text:p>2020-09-23</text:p>
          </table:table-cell>
          <table:table-cell office:value-type="float" office:value="70" calcext:value-type="float">
            <text:p>70</text:p>
          </table:table-cell>
          <table:table-cell/>
          <table:table-cell table:formula="of:=[.B239]-[.$B$2]" office:value-type="float" office:value="1382" calcext:value-type="float">
            <text:p>1382</text:p>
          </table:table-cell>
          <table:table-cell table:formula="of:=[.B239]-[$'2.6.11'.$B$2]" office:value-type="float" office:value="5684" calcext:value-type="float">
            <text:p>5684</text:p>
          </table:table-cell>
          <table:table-cell table:formula="of:=SUM([.$C$2:.C239])" office:value-type="float" office:value="17496" calcext:value-type="float">
            <text:p>17496</text:p>
          </table:table-cell>
          <table:table-cell table:formula="of:=[.$C239]/([.$B239]-[.$B238])" office:value-type="float" office:value="6.36363636363636" calcext:value-type="float">
            <text:p>6.36</text:p>
          </table:table-cell>
          <table:table-cell table:formula="of:=[.$G239]/[.$E239]" office:value-type="float" office:value="12.6599131693198" calcext:value-type="float">
            <text:p>12.66</text:p>
          </table:table-cell>
        </table:table-row>
        <table:table-row table:style-name="ro1" table:number-rows-repeated="1048336">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6"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6"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6"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6"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6"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6"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6"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6"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6"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6"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6"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6"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6"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6"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6"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6"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6"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6"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6"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6"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6"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6"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6"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6"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6"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6"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6"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6"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6"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6"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6"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6"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6"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6"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6"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table-cell office:value-type="string" calcext:value-type="string">
            <text:p>4.14.192</text:p>
          </table:table-cell>
          <table:table-cell table:style-name="ce16" office:value-type="date" office:date-value="2020-08-05" calcext:value-type="date">
            <text:p>2020-08-05</text:p>
          </table:table-cell>
          <table:table-cell office:value-type="float" office:value="47" calcext:value-type="float">
            <text:p>47</text:p>
          </table:table-cell>
          <table:table-cell/>
          <table:table-cell table:formula="of:=[.B194]-[.$B$2]" office:value-type="float" office:value="997" calcext:value-type="float">
            <text:p>997</text:p>
          </table:table-cell>
          <table:table-cell table:formula="of:=[.B194]-[$'2.6.11'.$B$2]" office:value-type="float" office:value="5635" calcext:value-type="float">
            <text:p>5635</text:p>
          </table:table-cell>
          <table:table-cell table:formula="of:=SUM([.$C$2:.C194])" office:value-type="float" office:value="17542" calcext:value-type="float">
            <text:p>17542</text:p>
          </table:table-cell>
          <table:table-cell table:formula="of:=[.$C194]/([.$B194]-[.$B193])" office:value-type="float" office:value="9.4" calcext:value-type="float">
            <text:p>9.40</text:p>
          </table:table-cell>
          <table:table-cell table:formula="of:=[.$G194]/[.$E194]" office:value-type="float" office:value="17.5947843530592" calcext:value-type="float">
            <text:p>17.59</text:p>
          </table:table-cell>
        </table:table-row>
        <table:table-row table:style-name="ro1">
          <table:table-cell office:value-type="string" calcext:value-type="string">
            <text:p>4.14.193</text:p>
          </table:table-cell>
          <table:table-cell table:style-name="ce16" office:value-type="date" office:date-value="2020-08-07" calcext:value-type="date">
            <text:p>2020-08-07</text:p>
          </table:table-cell>
          <table:table-cell office:value-type="float" office:value="8" calcext:value-type="float">
            <text:p>8</text:p>
          </table:table-cell>
          <table:table-cell/>
          <table:table-cell table:formula="of:=[.B195]-[.$B$2]" office:value-type="float" office:value="999" calcext:value-type="float">
            <text:p>999</text:p>
          </table:table-cell>
          <table:table-cell table:formula="of:=[.B195]-[$'2.6.11'.$B$2]" office:value-type="float" office:value="5637" calcext:value-type="float">
            <text:p>5637</text:p>
          </table:table-cell>
          <table:table-cell table:formula="of:=SUM([.$C$2:.C195])" office:value-type="float" office:value="17550" calcext:value-type="float">
            <text:p>17550</text:p>
          </table:table-cell>
          <table:table-cell table:formula="of:=[.$C195]/([.$B195]-[.$B194])" office:value-type="float" office:value="4" calcext:value-type="float">
            <text:p>4.00</text:p>
          </table:table-cell>
          <table:table-cell table:formula="of:=[.$G195]/[.$E195]" office:value-type="float" office:value="17.5675675675676" calcext:value-type="float">
            <text:p>17.57</text:p>
          </table:table-cell>
        </table:table-row>
        <table:table-row table:style-name="ro1">
          <table:table-cell office:value-type="string" calcext:value-type="string">
            <text:p>4.14.194</text:p>
          </table:table-cell>
          <table:table-cell table:style-name="ce16" office:value-type="date" office:date-value="2020-08-21" calcext:value-type="date">
            <text:p>2020-08-21</text:p>
          </table:table-cell>
          <table:table-cell office:value-type="float" office:value="225" calcext:value-type="float">
            <text:p>225</text:p>
          </table:table-cell>
          <table:table-cell/>
          <table:table-cell table:formula="of:=[.B196]-[.$B$2]" office:value-type="float" office:value="1013" calcext:value-type="float">
            <text:p>1013</text:p>
          </table:table-cell>
          <table:table-cell table:formula="of:=[.B196]-[$'2.6.11'.$B$2]" office:value-type="float" office:value="5651" calcext:value-type="float">
            <text:p>5651</text:p>
          </table:table-cell>
          <table:table-cell table:formula="of:=SUM([.$C$2:.C196])" office:value-type="float" office:value="17775" calcext:value-type="float">
            <text:p>17775</text:p>
          </table:table-cell>
          <table:table-cell table:formula="of:=[.$C196]/([.$B196]-[.$B195])" office:value-type="float" office:value="16.0714285714286" calcext:value-type="float">
            <text:p>16.07</text:p>
          </table:table-cell>
          <table:table-cell table:formula="of:=[.$G196]/[.$E196]" office:value-type="float" office:value="17.5468904244817" calcext:value-type="float">
            <text:p>17.55</text:p>
          </table:table-cell>
        </table:table-row>
        <table:table-row table:style-name="ro1">
          <table:table-cell office:value-type="string" calcext:value-type="string">
            <text:p>4.14.195</text:p>
          </table:table-cell>
          <table:table-cell table:style-name="ce16" office:value-type="date" office:date-value="2020-08-26" calcext:value-type="date">
            <text:p>2020-08-26</text:p>
          </table:table-cell>
          <table:table-cell office:value-type="float" office:value="50" calcext:value-type="float">
            <text:p>50</text:p>
          </table:table-cell>
          <table:table-cell/>
          <table:table-cell table:formula="of:=[.B197]-[.$B$2]" office:value-type="float" office:value="1018" calcext:value-type="float">
            <text:p>1018</text:p>
          </table:table-cell>
          <table:table-cell table:formula="of:=[.B197]-[$'2.6.11'.$B$2]" office:value-type="float" office:value="5656" calcext:value-type="float">
            <text:p>5656</text:p>
          </table:table-cell>
          <table:table-cell table:formula="of:=SUM([.$C$2:.C197])" office:value-type="float" office:value="17825" calcext:value-type="float">
            <text:p>17825</text:p>
          </table:table-cell>
          <table:table-cell table:formula="of:=[.$C197]/([.$B197]-[.$B196])" office:value-type="float" office:value="10" calcext:value-type="float">
            <text:p>10.00</text:p>
          </table:table-cell>
          <table:table-cell table:formula="of:=[.$G197]/[.$E197]" office:value-type="float" office:value="17.5098231827112" calcext:value-type="float">
            <text:p>17.51</text:p>
          </table:table-cell>
        </table:table-row>
        <table:table-row table:style-name="ro1">
          <table:table-cell office:value-type="string" calcext:value-type="string">
            <text:p>4.14.196</text:p>
          </table:table-cell>
          <table:table-cell table:style-name="ce16" office:value-type="date" office:date-value="2020-09-03" calcext:value-type="date">
            <text:p>2020-09-03</text:p>
          </table:table-cell>
          <table:table-cell office:value-type="float" office:value="91" calcext:value-type="float">
            <text:p>91</text:p>
          </table:table-cell>
          <table:table-cell/>
          <table:table-cell table:formula="of:=[.B198]-[.$B$2]" office:value-type="float" office:value="1026" calcext:value-type="float">
            <text:p>1026</text:p>
          </table:table-cell>
          <table:table-cell table:formula="of:=[.B198]-[$'2.6.11'.$B$2]" office:value-type="float" office:value="5664" calcext:value-type="float">
            <text:p>5664</text:p>
          </table:table-cell>
          <table:table-cell table:formula="of:=SUM([.$C$2:.C198])" office:value-type="float" office:value="17916" calcext:value-type="float">
            <text:p>17916</text:p>
          </table:table-cell>
          <table:table-cell table:formula="of:=[.$C198]/([.$B198]-[.$B197])" office:value-type="float" office:value="11.375" calcext:value-type="float">
            <text:p>11.38</text:p>
          </table:table-cell>
          <table:table-cell table:formula="of:=[.$G198]/[.$E198]" office:value-type="float" office:value="17.4619883040936" calcext:value-type="float">
            <text:p>17.46</text:p>
          </table:table-cell>
        </table:table-row>
        <table:table-row table:style-name="ro1">
          <table:table-cell office:value-type="string" calcext:value-type="string">
            <text:p>4.14.197</text:p>
          </table:table-cell>
          <table:table-cell table:style-name="ce16" office:value-type="date" office:date-value="2020-09-09" calcext:value-type="date">
            <text:p>2020-09-09</text:p>
          </table:table-cell>
          <table:table-cell office:value-type="float" office:value="64" calcext:value-type="float">
            <text:p>64</text:p>
          </table:table-cell>
          <table:table-cell/>
          <table:table-cell table:formula="of:=[.B199]-[.$B$2]" office:value-type="float" office:value="1032" calcext:value-type="float">
            <text:p>1032</text:p>
          </table:table-cell>
          <table:table-cell table:formula="of:=[.B199]-[$'2.6.11'.$B$2]" office:value-type="float" office:value="5670" calcext:value-type="float">
            <text:p>5670</text:p>
          </table:table-cell>
          <table:table-cell table:formula="of:=SUM([.$C$2:.C199])" office:value-type="float" office:value="17980" calcext:value-type="float">
            <text:p>17980</text:p>
          </table:table-cell>
          <table:table-cell table:formula="of:=[.$C199]/([.$B199]-[.$B198])" office:value-type="float" office:value="10.6666666666667" calcext:value-type="float">
            <text:p>10.67</text:p>
          </table:table-cell>
          <table:table-cell table:formula="of:=[.$G199]/[.$E199]" office:value-type="float" office:value="17.422480620155" calcext:value-type="float">
            <text:p>17.42</text:p>
          </table:table-cell>
        </table:table-row>
        <table:table-row table:style-name="ro1">
          <table:table-cell office:value-type="string" calcext:value-type="string">
            <text:p>4.14.198</text:p>
          </table:table-cell>
          <table:table-cell table:style-name="ce16" office:value-type="date" office:date-value="2020-09-12" calcext:value-type="date">
            <text:p>2020-09-12</text:p>
          </table:table-cell>
          <table:table-cell office:value-type="float" office:value="12" calcext:value-type="float">
            <text:p>12</text:p>
          </table:table-cell>
          <table:table-cell/>
          <table:table-cell table:formula="of:=[.B200]-[.$B$2]" office:value-type="float" office:value="1035" calcext:value-type="float">
            <text:p>1035</text:p>
          </table:table-cell>
          <table:table-cell table:formula="of:=[.B200]-[$'2.6.11'.$B$2]" office:value-type="float" office:value="5673" calcext:value-type="float">
            <text:p>5673</text:p>
          </table:table-cell>
          <table:table-cell table:formula="of:=SUM([.$C$2:.C200])" office:value-type="float" office:value="17992" calcext:value-type="float">
            <text:p>17992</text:p>
          </table:table-cell>
          <table:table-cell table:formula="of:=[.$C200]/([.$B200]-[.$B199])" office:value-type="float" office:value="4" calcext:value-type="float">
            <text:p>4.00</text:p>
          </table:table-cell>
          <table:table-cell table:formula="of:=[.$G200]/[.$E200]" office:value-type="float" office:value="17.3835748792271" calcext:value-type="float">
            <text:p>17.38</text:p>
          </table:table-cell>
        </table:table-row>
        <table:table-row table:style-name="ro1">
          <table:table-cell office:value-type="string" calcext:value-type="string">
            <text:p>4.14.199</text:p>
          </table:table-cell>
          <table:table-cell table:style-name="ce16" office:value-type="date" office:date-value="2020-09-23" calcext:value-type="date">
            <text:p>2020-09-23</text:p>
          </table:table-cell>
          <table:table-cell office:value-type="float" office:value="94" calcext:value-type="float">
            <text:p>94</text:p>
          </table:table-cell>
          <table:table-cell/>
          <table:table-cell table:formula="of:=[.B201]-[.$B$2]" office:value-type="float" office:value="1046" calcext:value-type="float">
            <text:p>1046</text:p>
          </table:table-cell>
          <table:table-cell table:formula="of:=[.B201]-[$'2.6.11'.$B$2]" office:value-type="float" office:value="5684" calcext:value-type="float">
            <text:p>5684</text:p>
          </table:table-cell>
          <table:table-cell table:formula="of:=SUM([.$C$2:.C201])" office:value-type="float" office:value="18086" calcext:value-type="float">
            <text:p>18086</text:p>
          </table:table-cell>
          <table:table-cell table:formula="of:=[.$C201]/([.$B201]-[.$B200])" office:value-type="float" office:value="8.54545454545455" calcext:value-type="float">
            <text:p>8.55</text:p>
          </table:table-cell>
          <table:table-cell table:formula="of:=[.$G201]/[.$E201]" office:value-type="float" office:value="17.2906309751434" calcext:value-type="float">
            <text:p>17.29</text:p>
          </table:table-cell>
        </table:table-row>
        <table:table-row table:style-name="ro1">
          <table:table-cell office:value-type="string" calcext:value-type="string">
            <text:p>4.14.200</text:p>
          </table:table-cell>
          <table:table-cell table:style-name="ce16" office:value-type="date" office:date-value="2020-10-01" calcext:value-type="date">
            <text:p>2020-10-01</text:p>
          </table:table-cell>
          <table:table-cell office:value-type="float" office:value="166" calcext:value-type="float">
            <text:p>166</text:p>
          </table:table-cell>
          <table:table-cell/>
          <table:table-cell table:formula="of:=[.B202]-[.$B$2]" office:value-type="float" office:value="1054" calcext:value-type="float">
            <text:p>1054</text:p>
          </table:table-cell>
          <table:table-cell table:formula="of:=[.B202]-[$'2.6.11'.$B$2]" office:value-type="float" office:value="5692" calcext:value-type="float">
            <text:p>5692</text:p>
          </table:table-cell>
          <table:table-cell table:formula="of:=SUM([.$C$2:.C202])" office:value-type="float" office:value="18252" calcext:value-type="float">
            <text:p>18252</text:p>
          </table:table-cell>
          <table:table-cell table:formula="of:=[.$C202]/([.$B202]-[.$B201])" office:value-type="float" office:value="20.75" calcext:value-type="float">
            <text:p>20.75</text:p>
          </table:table-cell>
          <table:table-cell table:formula="of:=[.$G202]/[.$E202]" office:value-type="float" office:value="17.3168880455408" calcext:value-type="float">
            <text:p>17.32</text:p>
          </table:table-cell>
        </table:table-row>
        <table:table-row table:style-name="ro1" table:number-rows-repeated="1048373">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office:value-type="string" calcext:value-type="string">
            <text:p>4.19.137</text:p>
          </table:table-cell>
          <table:table-cell office:value-type="date" office:date-value="2020-08-05" calcext:value-type="date">
            <text:p>2020-08-05</text:p>
          </table:table-cell>
          <table:table-cell office:value-type="float" office:value="52" calcext:value-type="float">
            <text:p>52</text:p>
          </table:table-cell>
          <table:table-cell/>
          <table:table-cell table:formula="of:=[.B140]-[.$B$2]" office:value-type="float" office:value="653" calcext:value-type="float">
            <text:p>653</text:p>
          </table:table-cell>
          <table:table-cell table:formula="of:=[.B140]-[$'2.6.11'.$B$2]" office:value-type="float" office:value="5635" calcext:value-type="float">
            <text:p>5635</text:p>
          </table:table-cell>
          <table:table-cell table:formula="of:=SUM([.$C$2:.C140])" office:value-type="float" office:value="14634" calcext:value-type="float">
            <text:p>14634</text:p>
          </table:table-cell>
          <table:table-cell table:formula="of:=[.$C140]/([.$B140]-[.$B139])" office:value-type="float" office:value="10.4" calcext:value-type="float">
            <text:p>10.40</text:p>
          </table:table-cell>
          <table:table-cell table:formula="of:=[.$G140]/[.$E140]" office:value-type="float" office:value="22.4104134762634" calcext:value-type="float">
            <text:p>22.41</text:p>
          </table:table-cell>
        </table:table-row>
        <table:table-row table:style-name="ro1">
          <table:table-cell office:value-type="string" calcext:value-type="string">
            <text:p>4.19.138</text:p>
          </table:table-cell>
          <table:table-cell office:value-type="date" office:date-value="2020-08-07" calcext:value-type="date">
            <text:p>2020-08-07</text:p>
          </table:table-cell>
          <table:table-cell office:value-type="float" office:value="6" calcext:value-type="float">
            <text:p>6</text:p>
          </table:table-cell>
          <table:table-cell/>
          <table:table-cell table:formula="of:=[.B141]-[.$B$2]" office:value-type="float" office:value="655" calcext:value-type="float">
            <text:p>655</text:p>
          </table:table-cell>
          <table:table-cell table:formula="of:=[.B141]-[$'2.6.11'.$B$2]" office:value-type="float" office:value="5637" calcext:value-type="float">
            <text:p>5637</text:p>
          </table:table-cell>
          <table:table-cell table:formula="of:=SUM([.$C$2:.C141])" office:value-type="float" office:value="14640" calcext:value-type="float">
            <text:p>14640</text:p>
          </table:table-cell>
          <table:table-cell table:formula="of:=[.$C141]/([.$B141]-[.$B140])" office:value-type="float" office:value="3" calcext:value-type="float">
            <text:p>3.00</text:p>
          </table:table-cell>
          <table:table-cell table:formula="of:=[.$G141]/[.$E141]" office:value-type="float" office:value="22.3511450381679" calcext:value-type="float">
            <text:p>22.35</text:p>
          </table:table-cell>
        </table:table-row>
        <table:table-row table:style-name="ro1">
          <table:table-cell office:value-type="string" calcext:value-type="string">
            <text:p>4.19.139</text:p>
          </table:table-cell>
          <table:table-cell office:value-type="date" office:date-value="2020-08-11" calcext:value-type="date">
            <text:p>2020-08-11</text:p>
          </table:table-cell>
          <table:table-cell office:value-type="float" office:value="48" calcext:value-type="float">
            <text:p>48</text:p>
          </table:table-cell>
          <table:table-cell/>
          <table:table-cell table:formula="of:=[.B142]-[.$B$2]" office:value-type="float" office:value="659" calcext:value-type="float">
            <text:p>659</text:p>
          </table:table-cell>
          <table:table-cell table:formula="of:=[.B142]-[$'2.6.11'.$B$2]" office:value-type="float" office:value="5641" calcext:value-type="float">
            <text:p>5641</text:p>
          </table:table-cell>
          <table:table-cell table:formula="of:=SUM([.$C$2:.C142])" office:value-type="float" office:value="14688" calcext:value-type="float">
            <text:p>14688</text:p>
          </table:table-cell>
          <table:table-cell table:formula="of:=[.$C142]/([.$B142]-[.$B141])" office:value-type="float" office:value="12" calcext:value-type="float">
            <text:p>12.00</text:p>
          </table:table-cell>
          <table:table-cell table:formula="of:=[.$G142]/[.$E142]" office:value-type="float" office:value="22.288315629742" calcext:value-type="float">
            <text:p>22.29</text:p>
          </table:table-cell>
        </table:table-row>
        <table:table-row table:style-name="ro1">
          <table:table-cell office:value-type="string" calcext:value-type="string">
            <text:p>4.19.140</text:p>
          </table:table-cell>
          <table:table-cell office:value-type="date" office:date-value="2020-08-19" calcext:value-type="date">
            <text:p>2020-08-19</text:p>
          </table:table-cell>
          <table:table-cell office:value-type="float" office:value="168" calcext:value-type="float">
            <text:p>168</text:p>
          </table:table-cell>
          <table:table-cell/>
          <table:table-cell table:formula="of:=[.B143]-[.$B$2]" office:value-type="float" office:value="667" calcext:value-type="float">
            <text:p>667</text:p>
          </table:table-cell>
          <table:table-cell table:formula="of:=[.B143]-[$'2.6.11'.$B$2]" office:value-type="float" office:value="5649" calcext:value-type="float">
            <text:p>5649</text:p>
          </table:table-cell>
          <table:table-cell table:formula="of:=SUM([.$C$2:.C143])" office:value-type="float" office:value="14856" calcext:value-type="float">
            <text:p>14856</text:p>
          </table:table-cell>
          <table:table-cell table:formula="of:=[.$C143]/([.$B143]-[.$B142])" office:value-type="float" office:value="21" calcext:value-type="float">
            <text:p>21.00</text:p>
          </table:table-cell>
          <table:table-cell table:formula="of:=[.$G143]/[.$E143]" office:value-type="float" office:value="22.2728635682159" calcext:value-type="float">
            <text:p>22.27</text:p>
          </table:table-cell>
        </table:table-row>
        <table:table-row table:style-name="ro1">
          <table:table-cell office:value-type="string" calcext:value-type="string">
            <text:p>4.19.141</text:p>
          </table:table-cell>
          <table:table-cell office:value-type="date" office:date-value="2020-08-21" calcext:value-type="date">
            <text:p>2020-08-21</text:p>
          </table:table-cell>
          <table:table-cell office:value-type="float" office:value="90" calcext:value-type="float">
            <text:p>90</text:p>
          </table:table-cell>
          <table:table-cell/>
          <table:table-cell table:formula="of:=[.B144]-[.$B$2]" office:value-type="float" office:value="669" calcext:value-type="float">
            <text:p>669</text:p>
          </table:table-cell>
          <table:table-cell table:formula="of:=[.B144]-[$'2.6.11'.$B$2]" office:value-type="float" office:value="5651" calcext:value-type="float">
            <text:p>5651</text:p>
          </table:table-cell>
          <table:table-cell table:formula="of:=SUM([.$C$2:.C144])" office:value-type="float" office:value="14946" calcext:value-type="float">
            <text:p>14946</text:p>
          </table:table-cell>
          <table:table-cell table:formula="of:=[.$C144]/([.$B144]-[.$B143])" office:value-type="float" office:value="45" calcext:value-type="float">
            <text:p>45.00</text:p>
          </table:table-cell>
          <table:table-cell table:formula="of:=[.$G144]/[.$E144]" office:value-type="float" office:value="22.3408071748879" calcext:value-type="float">
            <text:p>22.34</text:p>
          </table:table-cell>
        </table:table-row>
        <table:table-row table:style-name="ro1">
          <table:table-cell office:value-type="string" calcext:value-type="string">
            <text:p>4.19.142</text:p>
          </table:table-cell>
          <table:table-cell office:value-type="date" office:date-value="2020-08-26" calcext:value-type="date">
            <text:p>2020-08-26</text:p>
          </table:table-cell>
          <table:table-cell office:value-type="float" office:value="72" calcext:value-type="float">
            <text:p>72</text:p>
          </table:table-cell>
          <table:table-cell/>
          <table:table-cell table:formula="of:=[.B145]-[.$B$2]" office:value-type="float" office:value="674" calcext:value-type="float">
            <text:p>674</text:p>
          </table:table-cell>
          <table:table-cell table:formula="of:=[.B145]-[$'2.6.11'.$B$2]" office:value-type="float" office:value="5656" calcext:value-type="float">
            <text:p>5656</text:p>
          </table:table-cell>
          <table:table-cell table:formula="of:=SUM([.$C$2:.C145])" office:value-type="float" office:value="15018" calcext:value-type="float">
            <text:p>15018</text:p>
          </table:table-cell>
          <table:table-cell table:formula="of:=[.$C145]/([.$B145]-[.$B144])" office:value-type="float" office:value="14.4" calcext:value-type="float">
            <text:p>14.40</text:p>
          </table:table-cell>
          <table:table-cell table:formula="of:=[.$G145]/[.$E145]" office:value-type="float" office:value="22.2818991097923" calcext:value-type="float">
            <text:p>22.28</text:p>
          </table:table-cell>
        </table:table-row>
        <table:table-row table:style-name="ro1">
          <table:table-cell office:value-type="string" calcext:value-type="string">
            <text:p>4.19.143</text:p>
          </table:table-cell>
          <table:table-cell office:value-type="date" office:date-value="2020-09-03" calcext:value-type="date">
            <text:p>2020-09-03</text:p>
          </table:table-cell>
          <table:table-cell office:value-type="float" office:value="124" calcext:value-type="float">
            <text:p>124</text:p>
          </table:table-cell>
          <table:table-cell/>
          <table:table-cell table:formula="of:=[.B146]-[.$B$2]" office:value-type="float" office:value="682" calcext:value-type="float">
            <text:p>682</text:p>
          </table:table-cell>
          <table:table-cell table:formula="of:=[.B146]-[$'2.6.11'.$B$2]" office:value-type="float" office:value="5664" calcext:value-type="float">
            <text:p>5664</text:p>
          </table:table-cell>
          <table:table-cell table:formula="of:=SUM([.$C$2:.C146])" office:value-type="float" office:value="15142" calcext:value-type="float">
            <text:p>15142</text:p>
          </table:table-cell>
          <table:table-cell table:formula="of:=[.$C146]/([.$B146]-[.$B145])" office:value-type="float" office:value="15.5" calcext:value-type="float">
            <text:p>15.50</text:p>
          </table:table-cell>
          <table:table-cell table:formula="of:=[.$G146]/[.$E146]" office:value-type="float" office:value="22.2023460410557" calcext:value-type="float">
            <text:p>22.20</text:p>
          </table:table-cell>
        </table:table-row>
        <table:table-row table:style-name="ro1">
          <table:table-cell office:value-type="string" calcext:value-type="string">
            <text:p>4.19.144</text:p>
          </table:table-cell>
          <table:table-cell office:value-type="date" office:date-value="2020-09-09" calcext:value-type="date">
            <text:p>2020-09-09</text:p>
          </table:table-cell>
          <table:table-cell office:value-type="float" office:value="87" calcext:value-type="float">
            <text:p>87</text:p>
          </table:table-cell>
          <table:table-cell/>
          <table:table-cell table:formula="of:=[.B147]-[.$B$2]" office:value-type="float" office:value="688" calcext:value-type="float">
            <text:p>688</text:p>
          </table:table-cell>
          <table:table-cell table:formula="of:=[.B147]-[$'2.6.11'.$B$2]" office:value-type="float" office:value="5670" calcext:value-type="float">
            <text:p>5670</text:p>
          </table:table-cell>
          <table:table-cell table:formula="of:=SUM([.$C$2:.C147])" office:value-type="float" office:value="15229" calcext:value-type="float">
            <text:p>15229</text:p>
          </table:table-cell>
          <table:table-cell table:formula="of:=[.$C147]/([.$B147]-[.$B146])" office:value-type="float" office:value="14.5" calcext:value-type="float">
            <text:p>14.50</text:p>
          </table:table-cell>
          <table:table-cell table:formula="of:=[.$G147]/[.$E147]" office:value-type="float" office:value="22.1351744186046" calcext:value-type="float">
            <text:p>22.14</text:p>
          </table:table-cell>
        </table:table-row>
        <table:table-row table:style-name="ro1">
          <table:table-cell office:value-type="string" calcext:value-type="string">
            <text:p>4.19.145</text:p>
          </table:table-cell>
          <table:table-cell office:value-type="date" office:date-value="2020-09-12" calcext:value-type="date">
            <text:p>2020-09-12</text:p>
          </table:table-cell>
          <table:table-cell office:value-type="float" office:value="8" calcext:value-type="float">
            <text:p>8</text:p>
          </table:table-cell>
          <table:table-cell/>
          <table:table-cell table:formula="of:=[.B148]-[.$B$2]" office:value-type="float" office:value="691" calcext:value-type="float">
            <text:p>691</text:p>
          </table:table-cell>
          <table:table-cell table:formula="of:=[.B148]-[$'2.6.11'.$B$2]" office:value-type="float" office:value="5673" calcext:value-type="float">
            <text:p>5673</text:p>
          </table:table-cell>
          <table:table-cell table:formula="of:=SUM([.$C$2:.C148])" office:value-type="float" office:value="15237" calcext:value-type="float">
            <text:p>15237</text:p>
          </table:table-cell>
          <table:table-cell table:formula="of:=[.$C148]/([.$B148]-[.$B147])" office:value-type="float" office:value="2.66666666666667" calcext:value-type="float">
            <text:p>2.67</text:p>
          </table:table-cell>
          <table:table-cell table:formula="of:=[.$G148]/[.$E148]" office:value-type="float" office:value="22.0506512301013" calcext:value-type="float">
            <text:p>22.05</text:p>
          </table:table-cell>
        </table:table-row>
        <table:table-row table:style-name="ro1">
          <table:table-cell office:value-type="string" calcext:value-type="string">
            <text:p>4.19.146</text:p>
          </table:table-cell>
          <table:table-cell office:value-type="date" office:date-value="2020-09-17" calcext:value-type="date">
            <text:p>2020-09-17</text:p>
          </table:table-cell>
          <table:table-cell office:value-type="float" office:value="78" calcext:value-type="float">
            <text:p>78</text:p>
          </table:table-cell>
          <table:table-cell/>
          <table:table-cell table:formula="of:=[.B149]-[.$B$2]" office:value-type="float" office:value="696" calcext:value-type="float">
            <text:p>696</text:p>
          </table:table-cell>
          <table:table-cell table:formula="of:=[.B149]-[$'2.6.11'.$B$2]" office:value-type="float" office:value="5678" calcext:value-type="float">
            <text:p>5678</text:p>
          </table:table-cell>
          <table:table-cell table:formula="of:=SUM([.$C$2:.C149])" office:value-type="float" office:value="15315" calcext:value-type="float">
            <text:p>15315</text:p>
          </table:table-cell>
          <table:table-cell table:formula="of:=[.$C149]/([.$B149]-[.$B148])" office:value-type="float" office:value="15.6" calcext:value-type="float">
            <text:p>15.60</text:p>
          </table:table-cell>
          <table:table-cell table:formula="of:=[.$G149]/[.$E149]" office:value-type="float" office:value="22.0043103448276" calcext:value-type="float">
            <text:p>22.00</text:p>
          </table:table-cell>
        </table:table-row>
        <table:table-row table:style-name="ro1">
          <table:table-cell office:value-type="string" calcext:value-type="string">
            <text:p>4.19.147</text:p>
          </table:table-cell>
          <table:table-cell office:value-type="date" office:date-value="2020-09-23" calcext:value-type="date">
            <text:p>2020-09-23</text:p>
          </table:table-cell>
          <table:table-cell office:value-type="float" office:value="49" calcext:value-type="float">
            <text:p>49</text:p>
          </table:table-cell>
          <table:table-cell/>
          <table:table-cell table:formula="of:=[.B150]-[.$B$2]" office:value-type="float" office:value="702" calcext:value-type="float">
            <text:p>702</text:p>
          </table:table-cell>
          <table:table-cell table:formula="of:=[.B150]-[$'2.6.11'.$B$2]" office:value-type="float" office:value="5684" calcext:value-type="float">
            <text:p>5684</text:p>
          </table:table-cell>
          <table:table-cell table:formula="of:=SUM([.$C$2:.C150])" office:value-type="float" office:value="15364" calcext:value-type="float">
            <text:p>15364</text:p>
          </table:table-cell>
          <table:table-cell table:formula="of:=[.$C150]/([.$B150]-[.$B149])" office:value-type="float" office:value="8.16666666666667" calcext:value-type="float">
            <text:p>8.17</text:p>
          </table:table-cell>
          <table:table-cell table:formula="of:=[.$G150]/[.$E150]" office:value-type="float" office:value="21.8860398860399" calcext:value-type="float">
            <text:p>21.89</text:p>
          </table:table-cell>
        </table:table-row>
        <table:table-row table:style-name="ro1">
          <table:table-cell office:value-type="string" calcext:value-type="string">
            <text:p>4.19.148</text:p>
          </table:table-cell>
          <table:table-cell office:value-type="date" office:date-value="2020-09-26" calcext:value-type="date">
            <text:p>2020-09-26</text:p>
          </table:table-cell>
          <table:table-cell office:value-type="float" office:value="37" calcext:value-type="float">
            <text:p>37</text:p>
          </table:table-cell>
          <table:table-cell/>
          <table:table-cell table:formula="of:=[.B151]-[.$B$2]" office:value-type="float" office:value="705" calcext:value-type="float">
            <text:p>705</text:p>
          </table:table-cell>
          <table:table-cell table:formula="of:=[.B151]-[$'2.6.11'.$B$2]" office:value-type="float" office:value="5687" calcext:value-type="float">
            <text:p>5687</text:p>
          </table:table-cell>
          <table:table-cell table:formula="of:=SUM([.$C$2:.C151])" office:value-type="float" office:value="15401" calcext:value-type="float">
            <text:p>15401</text:p>
          </table:table-cell>
          <table:table-cell table:formula="of:=[.$C151]/([.$B151]-[.$B150])" office:value-type="float" office:value="12.3333333333333" calcext:value-type="float">
            <text:p>12.33</text:p>
          </table:table-cell>
          <table:table-cell table:formula="of:=[.$G151]/[.$E151]" office:value-type="float" office:value="21.845390070922" calcext:value-type="float">
            <text:p>21.85</text:p>
          </table:table-cell>
        </table:table-row>
        <table:table-row table:style-name="ro1">
          <table:table-cell office:value-type="string" calcext:value-type="string">
            <text:p>4.19.149</text:p>
          </table:table-cell>
          <table:table-cell office:value-type="date" office:date-value="2020-10-01" calcext:value-type="date">
            <text:p>2020-10-01</text:p>
          </table:table-cell>
          <table:table-cell office:value-type="float" office:value="244" calcext:value-type="float">
            <text:p>244</text:p>
          </table:table-cell>
          <table:table-cell/>
          <table:table-cell table:formula="of:=[.B152]-[.$B$2]" office:value-type="float" office:value="710" calcext:value-type="float">
            <text:p>710</text:p>
          </table:table-cell>
          <table:table-cell table:formula="of:=[.B152]-[$'2.6.11'.$B$2]" office:value-type="float" office:value="5692" calcext:value-type="float">
            <text:p>5692</text:p>
          </table:table-cell>
          <table:table-cell table:formula="of:=SUM([.$C$2:.C152])" office:value-type="float" office:value="15645" calcext:value-type="float">
            <text:p>15645</text:p>
          </table:table-cell>
          <table:table-cell table:formula="of:=[.$C152]/([.$B152]-[.$B151])" office:value-type="float" office:value="48.8" calcext:value-type="float">
            <text:p>48.80</text:p>
          </table:table-cell>
          <table:table-cell table:formula="of:=[.$G152]/[.$E152]" office:value-type="float" office:value="22.0352112676056" calcext:value-type="float">
            <text:p>22.04</text:p>
          </table:table-cell>
        </table:table-row>
      </table:table>
      <table:table table:name="5.4"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row table:style-name="ro1">
          <table:table-cell office:value-type="string" calcext:value-type="string">
            <text:p>5.4.56</text:p>
          </table:table-cell>
          <table:table-cell office:value-type="date" office:date-value="2020-08-05" calcext:value-type="date">
            <text:p>2020-08-05</text:p>
          </table:table-cell>
          <table:table-cell office:value-type="float" office:value="86" calcext:value-type="float">
            <text:p>86</text:p>
          </table:table-cell>
          <table:table-cell/>
          <table:table-cell table:formula="of:=[.B58]-[.$B$2]" office:value-type="float" office:value="255" calcext:value-type="float">
            <text:p>255</text:p>
          </table:table-cell>
          <table:table-cell table:formula="of:=[.B58]-[$'2.6.11'.$B$2]" office:value-type="float" office:value="5635" calcext:value-type="float">
            <text:p>5635</text:p>
          </table:table-cell>
          <table:table-cell table:formula="of:=SUM([.$C$2:.C58])" office:value-type="float" office:value="7048" calcext:value-type="float">
            <text:p>7048</text:p>
          </table:table-cell>
          <table:table-cell table:formula="of:=[.$C58]/([.$B58]-[.$B57])" office:value-type="float" office:value="17.2" calcext:value-type="float">
            <text:p>17.20</text:p>
          </table:table-cell>
          <table:table-cell table:formula="of:=[.$G58]/[.$E58]" office:value-type="float" office:value="27.6392156862745" calcext:value-type="float">
            <text:p>27.64</text:p>
          </table:table-cell>
        </table:table-row>
        <table:table-row table:style-name="ro1">
          <table:table-cell office:value-type="string" calcext:value-type="string">
            <text:p>5.4.57</text:p>
          </table:table-cell>
          <table:table-cell office:value-type="date" office:date-value="2020-08-07" calcext:value-type="date">
            <text:p>2020-08-07</text:p>
          </table:table-cell>
          <table:table-cell office:value-type="float" office:value="9" calcext:value-type="float">
            <text:p>9</text:p>
          </table:table-cell>
          <table:table-cell/>
          <table:table-cell table:formula="of:=[.B59]-[.$B$2]" office:value-type="float" office:value="257" calcext:value-type="float">
            <text:p>257</text:p>
          </table:table-cell>
          <table:table-cell table:formula="of:=[.B59]-[$'2.6.11'.$B$2]" office:value-type="float" office:value="5637" calcext:value-type="float">
            <text:p>5637</text:p>
          </table:table-cell>
          <table:table-cell table:formula="of:=SUM([.$C$2:.C59])" office:value-type="float" office:value="7057" calcext:value-type="float">
            <text:p>7057</text:p>
          </table:table-cell>
          <table:table-cell table:formula="of:=[.$C59]/([.$B59]-[.$B58])" office:value-type="float" office:value="4.5" calcext:value-type="float">
            <text:p>4.50</text:p>
          </table:table-cell>
          <table:table-cell table:formula="of:=[.$G59]/[.$E59]" office:value-type="float" office:value="27.4591439688716" calcext:value-type="float">
            <text:p>27.46</text:p>
          </table:table-cell>
        </table:table-row>
        <table:table-row table:style-name="ro1">
          <table:table-cell office:value-type="string" calcext:value-type="string">
            <text:p>5.4.58</text:p>
          </table:table-cell>
          <table:table-cell office:value-type="date" office:date-value="2020-08-11" calcext:value-type="date">
            <text:p>2020-08-11</text:p>
          </table:table-cell>
          <table:table-cell office:value-type="float" office:value="67" calcext:value-type="float">
            <text:p>67</text:p>
          </table:table-cell>
          <table:table-cell/>
          <table:table-cell table:formula="of:=[.B60]-[.$B$2]" office:value-type="float" office:value="261" calcext:value-type="float">
            <text:p>261</text:p>
          </table:table-cell>
          <table:table-cell table:formula="of:=[.B60]-[$'2.6.11'.$B$2]" office:value-type="float" office:value="5641" calcext:value-type="float">
            <text:p>5641</text:p>
          </table:table-cell>
          <table:table-cell table:formula="of:=SUM([.$C$2:.C60])" office:value-type="float" office:value="7124" calcext:value-type="float">
            <text:p>7124</text:p>
          </table:table-cell>
          <table:table-cell table:formula="of:=[.$C60]/([.$B60]-[.$B59])" office:value-type="float" office:value="16.75" calcext:value-type="float">
            <text:p>16.75</text:p>
          </table:table-cell>
          <table:table-cell table:formula="of:=[.$G60]/[.$E60]" office:value-type="float" office:value="27.2950191570881" calcext:value-type="float">
            <text:p>27.30</text:p>
          </table:table-cell>
        </table:table-row>
        <table:table-row table:style-name="ro1">
          <table:table-cell office:value-type="string" calcext:value-type="string">
            <text:p>5.4.59</text:p>
          </table:table-cell>
          <table:table-cell office:value-type="date" office:date-value="2020-08-19" calcext:value-type="date">
            <text:p>2020-08-19</text:p>
          </table:table-cell>
          <table:table-cell office:value-type="float" office:value="269" calcext:value-type="float">
            <text:p>269</text:p>
          </table:table-cell>
          <table:table-cell/>
          <table:table-cell table:formula="of:=[.B61]-[.$B$2]" office:value-type="float" office:value="269" calcext:value-type="float">
            <text:p>269</text:p>
          </table:table-cell>
          <table:table-cell table:formula="of:=[.B61]-[$'2.6.11'.$B$2]" office:value-type="float" office:value="5649" calcext:value-type="float">
            <text:p>5649</text:p>
          </table:table-cell>
          <table:table-cell table:formula="of:=SUM([.$C$2:.C61])" office:value-type="float" office:value="7393" calcext:value-type="float">
            <text:p>7393</text:p>
          </table:table-cell>
          <table:table-cell table:formula="of:=[.$C61]/([.$B61]-[.$B60])" office:value-type="float" office:value="33.625" calcext:value-type="float">
            <text:p>33.63</text:p>
          </table:table-cell>
          <table:table-cell table:formula="of:=[.$G61]/[.$E61]" office:value-type="float" office:value="27.4832713754647" calcext:value-type="float">
            <text:p>27.48</text:p>
          </table:table-cell>
        </table:table-row>
        <table:table-row table:style-name="ro1">
          <table:table-cell office:value-type="string" calcext:value-type="string">
            <text:p>5.4.60</text:p>
          </table:table-cell>
          <table:table-cell office:value-type="date" office:date-value="2020-08-21" calcext:value-type="date">
            <text:p>2020-08-21</text:p>
          </table:table-cell>
          <table:table-cell office:value-type="float" office:value="150" calcext:value-type="float">
            <text:p>150</text:p>
          </table:table-cell>
          <table:table-cell/>
          <table:table-cell table:formula="of:=[.B62]-[.$B$2]" office:value-type="float" office:value="271" calcext:value-type="float">
            <text:p>271</text:p>
          </table:table-cell>
          <table:table-cell table:formula="of:=[.B62]-[$'2.6.11'.$B$2]" office:value-type="float" office:value="5651" calcext:value-type="float">
            <text:p>5651</text:p>
          </table:table-cell>
          <table:table-cell table:formula="of:=SUM([.$C$2:.C62])" office:value-type="float" office:value="7543" calcext:value-type="float">
            <text:p>7543</text:p>
          </table:table-cell>
          <table:table-cell table:formula="of:=[.$C62]/([.$B62]-[.$B61])" office:value-type="float" office:value="75" calcext:value-type="float">
            <text:p>75.00</text:p>
          </table:table-cell>
          <table:table-cell table:formula="of:=[.$G62]/[.$E62]" office:value-type="float" office:value="27.8339483394834" calcext:value-type="float">
            <text:p>27.83</text:p>
          </table:table-cell>
        </table:table-row>
        <table:table-row table:style-name="ro1">
          <table:table-cell office:value-type="string" calcext:value-type="string">
            <text:p>5.4.61</text:p>
          </table:table-cell>
          <table:table-cell office:value-type="date" office:date-value="2020-08-26" calcext:value-type="date">
            <text:p>2020-08-26</text:p>
          </table:table-cell>
          <table:table-cell office:value-type="float" office:value="108" calcext:value-type="float">
            <text:p>108</text:p>
          </table:table-cell>
          <table:table-cell/>
          <table:table-cell table:formula="of:=[.B63]-[.$B$2]" office:value-type="float" office:value="276" calcext:value-type="float">
            <text:p>276</text:p>
          </table:table-cell>
          <table:table-cell table:formula="of:=[.B63]-[$'2.6.11'.$B$2]" office:value-type="float" office:value="5656" calcext:value-type="float">
            <text:p>5656</text:p>
          </table:table-cell>
          <table:table-cell table:formula="of:=SUM([.$C$2:.C63])" office:value-type="float" office:value="7651" calcext:value-type="float">
            <text:p>7651</text:p>
          </table:table-cell>
          <table:table-cell table:formula="of:=[.$C63]/([.$B63]-[.$B62])" office:value-type="float" office:value="21.6" calcext:value-type="float">
            <text:p>21.60</text:p>
          </table:table-cell>
          <table:table-cell table:formula="of:=[.$G63]/[.$E63]" office:value-type="float" office:value="27.7210144927536" calcext:value-type="float">
            <text:p>27.72</text:p>
          </table:table-cell>
        </table:table-row>
        <table:table-row table:style-name="ro1">
          <table:table-cell office:value-type="string" calcext:value-type="string">
            <text:p>5.4.62</text:p>
          </table:table-cell>
          <table:table-cell office:value-type="date" office:date-value="2020-09-03" calcext:value-type="date">
            <text:p>2020-09-03</text:p>
          </table:table-cell>
          <table:table-cell office:value-type="float" office:value="213" calcext:value-type="float">
            <text:p>213</text:p>
          </table:table-cell>
          <table:table-cell/>
          <table:table-cell table:formula="of:=[.B64]-[.$B$2]" office:value-type="float" office:value="284" calcext:value-type="float">
            <text:p>284</text:p>
          </table:table-cell>
          <table:table-cell table:formula="of:=[.B64]-[$'2.6.11'.$B$2]" office:value-type="float" office:value="5664" calcext:value-type="float">
            <text:p>5664</text:p>
          </table:table-cell>
          <table:table-cell table:formula="of:=SUM([.$C$2:.C64])" office:value-type="float" office:value="7864" calcext:value-type="float">
            <text:p>7864</text:p>
          </table:table-cell>
          <table:table-cell table:formula="of:=[.$C64]/([.$B64]-[.$B63])" office:value-type="float" office:value="26.625" calcext:value-type="float">
            <text:p>26.63</text:p>
          </table:table-cell>
          <table:table-cell table:formula="of:=[.$G64]/[.$E64]" office:value-type="float" office:value="27.6901408450704" calcext:value-type="float">
            <text:p>27.69</text:p>
          </table:table-cell>
        </table:table-row>
        <table:table-row table:style-name="ro1">
          <table:table-cell office:value-type="string" calcext:value-type="string">
            <text:p>5.4.63</text:p>
          </table:table-cell>
          <table:table-cell office:value-type="date" office:date-value="2020-09-05" calcext:value-type="date">
            <text:p>2020-09-05</text:p>
          </table:table-cell>
          <table:table-cell office:value-type="float" office:value="16" calcext:value-type="float">
            <text:p>16</text:p>
          </table:table-cell>
          <table:table-cell/>
          <table:table-cell table:formula="of:=[.B65]-[.$B$2]" office:value-type="float" office:value="286" calcext:value-type="float">
            <text:p>286</text:p>
          </table:table-cell>
          <table:table-cell table:formula="of:=[.B65]-[$'2.6.11'.$B$2]" office:value-type="float" office:value="5666" calcext:value-type="float">
            <text:p>5666</text:p>
          </table:table-cell>
          <table:table-cell table:formula="of:=SUM([.$C$2:.C65])" office:value-type="float" office:value="7880" calcext:value-type="float">
            <text:p>7880</text:p>
          </table:table-cell>
          <table:table-cell table:formula="of:=[.$C65]/([.$B65]-[.$B64])" office:value-type="float" office:value="8" calcext:value-type="float">
            <text:p>8.00</text:p>
          </table:table-cell>
          <table:table-cell table:formula="of:=[.$G65]/[.$E65]" office:value-type="float" office:value="27.5524475524476" calcext:value-type="float">
            <text:p>27.55</text:p>
          </table:table-cell>
        </table:table-row>
        <table:table-row table:style-name="ro1">
          <table:table-cell office:value-type="string" calcext:value-type="string">
            <text:p>5.4.64</text:p>
          </table:table-cell>
          <table:table-cell office:value-type="date" office:date-value="2020-09-09" calcext:value-type="date">
            <text:p>2020-09-09</text:p>
          </table:table-cell>
          <table:table-cell office:value-type="float" office:value="128" calcext:value-type="float">
            <text:p>128</text:p>
          </table:table-cell>
          <table:table-cell/>
          <table:table-cell table:formula="of:=[.B66]-[.$B$2]" office:value-type="float" office:value="290" calcext:value-type="float">
            <text:p>290</text:p>
          </table:table-cell>
          <table:table-cell table:formula="of:=[.B66]-[$'2.6.11'.$B$2]" office:value-type="float" office:value="5670" calcext:value-type="float">
            <text:p>5670</text:p>
          </table:table-cell>
          <table:table-cell table:formula="of:=SUM([.$C$2:.C66])" office:value-type="float" office:value="8008" calcext:value-type="float">
            <text:p>8008</text:p>
          </table:table-cell>
          <table:table-cell table:formula="of:=[.$C66]/([.$B66]-[.$B65])" office:value-type="float" office:value="32" calcext:value-type="float">
            <text:p>32.00</text:p>
          </table:table-cell>
          <table:table-cell table:formula="of:=[.$G66]/[.$E66]" office:value-type="float" office:value="27.6137931034483" calcext:value-type="float">
            <text:p>27.61</text:p>
          </table:table-cell>
        </table:table-row>
        <table:table-row table:style-name="ro1">
          <table:table-cell office:value-type="string" calcext:value-type="string">
            <text:p>5.4.65</text:p>
          </table:table-cell>
          <table:table-cell office:value-type="date" office:date-value="2020-09-12" calcext:value-type="date">
            <text:p>2020-09-12</text:p>
          </table:table-cell>
          <table:table-cell office:value-type="float" office:value="8" calcext:value-type="float">
            <text:p>8</text:p>
          </table:table-cell>
          <table:table-cell/>
          <table:table-cell table:formula="of:=[.B67]-[.$B$2]" office:value-type="float" office:value="293" calcext:value-type="float">
            <text:p>293</text:p>
          </table:table-cell>
          <table:table-cell table:formula="of:=[.B67]-[$'2.6.11'.$B$2]" office:value-type="float" office:value="5673" calcext:value-type="float">
            <text:p>5673</text:p>
          </table:table-cell>
          <table:table-cell table:formula="of:=SUM([.$C$2:.C67])" office:value-type="float" office:value="8016" calcext:value-type="float">
            <text:p>8016</text:p>
          </table:table-cell>
          <table:table-cell table:formula="of:=[.$C67]/([.$B67]-[.$B66])" office:value-type="float" office:value="2.66666666666667" calcext:value-type="float">
            <text:p>2.67</text:p>
          </table:table-cell>
          <table:table-cell table:formula="of:=[.$G67]/[.$E67]" office:value-type="float" office:value="27.358361774744" calcext:value-type="float">
            <text:p>27.36</text:p>
          </table:table-cell>
        </table:table-row>
        <table:table-row table:style-name="ro1">
          <table:table-cell office:value-type="string" calcext:value-type="string">
            <text:p>5.4.66</text:p>
          </table:table-cell>
          <table:table-cell office:value-type="date" office:date-value="2020-09-17" calcext:value-type="date">
            <text:p>2020-09-17</text:p>
          </table:table-cell>
          <table:table-cell office:value-type="float" office:value="129" calcext:value-type="float">
            <text:p>129</text:p>
          </table:table-cell>
          <table:table-cell/>
          <table:table-cell table:formula="of:=[.B68]-[.$B$2]" office:value-type="float" office:value="298" calcext:value-type="float">
            <text:p>298</text:p>
          </table:table-cell>
          <table:table-cell table:formula="of:=[.B68]-[$'2.6.11'.$B$2]" office:value-type="float" office:value="5678" calcext:value-type="float">
            <text:p>5678</text:p>
          </table:table-cell>
          <table:table-cell table:formula="of:=SUM([.$C$2:.C68])" office:value-type="float" office:value="8145" calcext:value-type="float">
            <text:p>8145</text:p>
          </table:table-cell>
          <table:table-cell table:formula="of:=[.$C68]/([.$B68]-[.$B67])" office:value-type="float" office:value="25.8" calcext:value-type="float">
            <text:p>25.80</text:p>
          </table:table-cell>
          <table:table-cell table:formula="of:=[.$G68]/[.$E68]" office:value-type="float" office:value="27.3322147651007" calcext:value-type="float">
            <text:p>27.33</text:p>
          </table:table-cell>
        </table:table-row>
        <table:table-row table:style-name="ro1">
          <table:table-cell office:value-type="string" calcext:value-type="string">
            <text:p>5.4.67</text:p>
          </table:table-cell>
          <table:table-cell office:value-type="date" office:date-value="2020-09-23" calcext:value-type="date">
            <text:p>2020-09-23</text:p>
          </table:table-cell>
          <table:table-cell office:value-type="float" office:value="72" calcext:value-type="float">
            <text:p>72</text:p>
          </table:table-cell>
          <table:table-cell/>
          <table:table-cell table:formula="of:=[.B69]-[.$B$2]" office:value-type="float" office:value="304" calcext:value-type="float">
            <text:p>304</text:p>
          </table:table-cell>
          <table:table-cell table:formula="of:=[.B69]-[$'2.6.11'.$B$2]" office:value-type="float" office:value="5684" calcext:value-type="float">
            <text:p>5684</text:p>
          </table:table-cell>
          <table:table-cell table:formula="of:=SUM([.$C$2:.C69])" office:value-type="float" office:value="8217" calcext:value-type="float">
            <text:p>8217</text:p>
          </table:table-cell>
          <table:table-cell table:formula="of:=[.$C69]/([.$B69]-[.$B68])" office:value-type="float" office:value="12" calcext:value-type="float">
            <text:p>12.00</text:p>
          </table:table-cell>
          <table:table-cell table:formula="of:=[.$G69]/[.$E69]" office:value-type="float" office:value="27.0296052631579" calcext:value-type="float">
            <text:p>27.03</text:p>
          </table:table-cell>
        </table:table-row>
        <table:table-row table:style-name="ro1">
          <table:table-cell office:value-type="string" calcext:value-type="string">
            <text:p>5.4.68</text:p>
          </table:table-cell>
          <table:table-cell office:value-type="date" office:date-value="2020-09-26" calcext:value-type="date">
            <text:p>2020-09-26</text:p>
          </table:table-cell>
          <table:table-cell office:value-type="float" office:value="43" calcext:value-type="float">
            <text:p>43</text:p>
          </table:table-cell>
          <table:table-cell/>
          <table:table-cell table:formula="of:=[.B70]-[.$B$2]" office:value-type="float" office:value="307" calcext:value-type="float">
            <text:p>307</text:p>
          </table:table-cell>
          <table:table-cell table:formula="of:=[.B70]-[$'2.6.11'.$B$2]" office:value-type="float" office:value="5687" calcext:value-type="float">
            <text:p>5687</text:p>
          </table:table-cell>
          <table:table-cell table:formula="of:=SUM([.$C$2:.C70])" office:value-type="float" office:value="8260" calcext:value-type="float">
            <text:p>8260</text:p>
          </table:table-cell>
          <table:table-cell table:formula="of:=[.$C70]/([.$B70]-[.$B69])" office:value-type="float" office:value="14.3333333333333" calcext:value-type="float">
            <text:p>14.33</text:p>
          </table:table-cell>
          <table:table-cell table:formula="of:=[.$G70]/[.$E70]" office:value-type="float" office:value="26.9055374592834" calcext:value-type="float">
            <text:p>26.91</text:p>
          </table:table-cell>
        </table:table-row>
        <table:table-row table:style-name="ro1">
          <table:table-cell office:value-type="string" calcext:value-type="string">
            <text:p>5.4.69</text:p>
          </table:table-cell>
          <table:table-cell office:value-type="date" office:date-value="2020-10-01" calcext:value-type="date">
            <text:p>2020-10-01</text:p>
          </table:table-cell>
          <table:table-cell office:value-type="float" office:value="388" calcext:value-type="float">
            <text:p>388</text:p>
          </table:table-cell>
          <table:table-cell/>
          <table:table-cell table:formula="of:=[.B71]-[.$B$2]" office:value-type="float" office:value="312" calcext:value-type="float">
            <text:p>312</text:p>
          </table:table-cell>
          <table:table-cell table:formula="of:=[.B71]-[$'2.6.11'.$B$2]" office:value-type="float" office:value="5692" calcext:value-type="float">
            <text:p>5692</text:p>
          </table:table-cell>
          <table:table-cell table:formula="of:=SUM([.$C$2:.C71])" office:value-type="float" office:value="8648" calcext:value-type="float">
            <text:p>8648</text:p>
          </table:table-cell>
          <table:table-cell table:formula="of:=[.$C71]/([.$B71]-[.$B70])" office:value-type="float" office:value="77.6" calcext:value-type="float">
            <text:p>77.60</text:p>
          </table:table-cell>
          <table:table-cell table:formula="of:=[.$G71]/[.$E71]" office:value-type="float" office:value="27.7179487179487" calcext:value-type="float">
            <text:p>27.72</text:p>
          </table:table-cell>
        </table:table-row>
        <table:table-row table:style-name="ro1">
          <table:table-cell office:value-type="string" calcext:value-type="string">
            <text:p>5.4.70</text:p>
          </table:table-cell>
          <table:table-cell office:value-type="date" office:date-value="2020-10-07" calcext:value-type="date">
            <text:p>2020-10-07</text:p>
          </table:table-cell>
          <table:table-cell office:value-type="float" office:value="57" calcext:value-type="float">
            <text:p>57</text:p>
          </table:table-cell>
          <table:table-cell/>
          <table:table-cell table:formula="of:=[.B72]-[.$B$2]" office:value-type="float" office:value="318" calcext:value-type="float">
            <text:p>318</text:p>
          </table:table-cell>
          <table:table-cell table:formula="of:=[.B72]-[$'2.6.11'.$B$2]" office:value-type="float" office:value="5698" calcext:value-type="float">
            <text:p>5698</text:p>
          </table:table-cell>
          <table:table-cell table:formula="of:=SUM([.$C$2:.C72])" office:value-type="float" office:value="8705" calcext:value-type="float">
            <text:p>8705</text:p>
          </table:table-cell>
          <table:table-cell table:formula="of:=[.$C72]/([.$B72]-[.$B71])" office:value-type="float" office:value="9.5" calcext:value-type="float">
            <text:p>9.50</text:p>
          </table:table-cell>
          <table:table-cell table:formula="of:=[.$G72]/[.$E72]" office:value-type="float" office:value="27.374213836478" calcext:value-type="float">
            <text:p>27.37</text:p>
          </table:table-cell>
        </table:table-row>
        <table:table-row table:style-name="ro1">
          <table:table-cell office:value-type="string" calcext:value-type="string">
            <text:p>5.4.71</text:p>
          </table:table-cell>
          <table:table-cell office:value-type="date" office:date-value="2020-10-14" calcext:value-type="date">
            <text:p>2020-10-14</text:p>
          </table:table-cell>
          <table:table-cell office:value-type="float" office:value="85" calcext:value-type="float">
            <text:p>85</text:p>
          </table:table-cell>
          <table:table-cell/>
          <table:table-cell table:formula="of:=[.B73]-[.$B$2]" office:value-type="float" office:value="325" calcext:value-type="float">
            <text:p>325</text:p>
          </table:table-cell>
          <table:table-cell table:formula="of:=[.B73]-[$'2.6.11'.$B$2]" office:value-type="float" office:value="5705" calcext:value-type="float">
            <text:p>5705</text:p>
          </table:table-cell>
          <table:table-cell table:formula="of:=SUM([.$C$2:.C73])" office:value-type="float" office:value="8790" calcext:value-type="float">
            <text:p>8790</text:p>
          </table:table-cell>
          <table:table-cell table:formula="of:=[.$C73]/([.$B73]-[.$B72])" office:value-type="float" office:value="12.1428571428571" calcext:value-type="float">
            <text:p>12.14</text:p>
          </table:table-cell>
          <table:table-cell table:formula="of:=[.$G73]/[.$E73]" office:value-type="float" office:value="27.0461538461538" calcext:value-type="float">
            <text:p>27.05</text:p>
          </table:table-cell>
        </table:table-row>
      </table:table>
      <table:table table:name="5.8"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8.0</text:p>
          </table:table-cell>
          <table:table-cell office:value-type="date" office:date-value="2020-08-02" calcext:value-type="date">
            <text:p>2020-08-02</text:p>
          </table:table-cell>
          <table:table-cell table:number-columns-repeated="2"/>
          <table:table-cell table:formula="of:=[.B2]-[.$B$2]" office:value-type="float" office:value="0" calcext:value-type="float">
            <text:p>0</text:p>
          </table:table-cell>
          <table:table-cell table:formula="of:=[.B2]-[$'2.6.11'.$B$2]" office:value-type="float" office:value="5632" calcext:value-type="float">
            <text:p>56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8.1</text:p>
          </table:table-cell>
          <table:table-cell office:value-type="date" office:date-value="2020-08-11" calcext:value-type="date">
            <text:p>2020-08-11</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5641" calcext:value-type="float">
            <text:p>5641</text:p>
          </table:table-cell>
          <table:table-cell table:formula="of:=SUM([.$C$2:.C3])" office:value-type="float" office:value="38" calcext:value-type="float">
            <text:p>38</text:p>
          </table:table-cell>
          <table:table-cell table:formula="of:=[.$C3]/([.$B3]-#REF!)" office:value-type="string" office:string-value="" calcext:value-type="error">
            <text:p>#REF!</text:p>
          </table:table-cell>
          <table:table-cell table:formula="of:=[.$G3]/[.$E3]" office:value-type="float" office:value="4.22222222222222" calcext:value-type="float">
            <text:p>4.22</text:p>
          </table:table-cell>
        </table:table-row>
        <table:table-row table:style-name="ro1">
          <table:table-cell office:value-type="string" calcext:value-type="string">
            <text:p>5.8.2</text:p>
          </table:table-cell>
          <table:table-cell office:value-type="date" office:date-value="2020-08-19" calcext:value-type="date">
            <text:p>2020-08-19</text:p>
          </table:table-cell>
          <table:table-cell office:value-type="float" office:value="462" calcext:value-type="float">
            <text:p>462</text:p>
          </table:table-cell>
          <table:table-cell/>
          <table:table-cell table:formula="of:=[.B4]-[.$B$2]" office:value-type="float" office:value="17" calcext:value-type="float">
            <text:p>17</text:p>
          </table:table-cell>
          <table:table-cell table:formula="of:=[.B4]-[$'2.6.11'.$B$2]" office:value-type="float" office:value="5649" calcext:value-type="float">
            <text:p>5649</text:p>
          </table:table-cell>
          <table:table-cell table:formula="of:=SUM([.$C$2:.C4])" office:value-type="float" office:value="500" calcext:value-type="float">
            <text:p>500</text:p>
          </table:table-cell>
          <table:table-cell table:formula="of:=[.$C4]/([.$B4]-[.$B3])" office:value-type="float" office:value="57.75" calcext:value-type="float">
            <text:p>57.75</text:p>
          </table:table-cell>
          <table:table-cell table:formula="of:=[.$G4]/[.$E4]" office:value-type="float" office:value="29.4117647058823" calcext:value-type="float">
            <text:p>29.41</text:p>
          </table:table-cell>
        </table:table-row>
        <table:table-row table:style-name="ro1">
          <table:table-cell office:value-type="string" calcext:value-type="string">
            <text:p>5.8.3</text:p>
          </table:table-cell>
          <table:table-cell office:value-type="date" office:date-value="2020-08-21" calcext:value-type="date">
            <text:p>2020-08-21</text:p>
          </table:table-cell>
          <table:table-cell office:value-type="float" office:value="229" calcext:value-type="float">
            <text:p>229</text:p>
          </table:table-cell>
          <table:table-cell/>
          <table:table-cell table:formula="of:=[.B5]-[.$B$2]" office:value-type="float" office:value="19" calcext:value-type="float">
            <text:p>19</text:p>
          </table:table-cell>
          <table:table-cell table:formula="of:=[.B5]-[$'2.6.11'.$B$2]" office:value-type="float" office:value="5651" calcext:value-type="float">
            <text:p>5651</text:p>
          </table:table-cell>
          <table:table-cell table:formula="of:=SUM([.$C$2:.C5])" office:value-type="float" office:value="729" calcext:value-type="float">
            <text:p>729</text:p>
          </table:table-cell>
          <table:table-cell table:formula="of:=[.$C5]/([.$B5]-[.$B4])" office:value-type="float" office:value="114.5" calcext:value-type="float">
            <text:p>114.50</text:p>
          </table:table-cell>
          <table:table-cell table:formula="of:=[.$G5]/[.$E5]" office:value-type="float" office:value="38.3684210526316" calcext:value-type="float">
            <text:p>38.37</text:p>
          </table:table-cell>
        </table:table-row>
        <table:table-row table:style-name="ro1">
          <table:table-cell office:value-type="string" calcext:value-type="string">
            <text:p>5.8.4</text:p>
          </table:table-cell>
          <table:table-cell office:value-type="date" office:date-value="2020-08-26" calcext:value-type="date">
            <text:p>2020-08-26</text:p>
          </table:table-cell>
          <table:table-cell office:value-type="float" office:value="149" calcext:value-type="float">
            <text:p>149</text:p>
          </table:table-cell>
          <table:table-cell/>
          <table:table-cell table:formula="of:=[.B6]-[.$B$2]" office:value-type="float" office:value="24" calcext:value-type="float">
            <text:p>24</text:p>
          </table:table-cell>
          <table:table-cell table:formula="of:=[.B6]-[$'2.6.11'.$B$2]" office:value-type="float" office:value="5656" calcext:value-type="float">
            <text:p>5656</text:p>
          </table:table-cell>
          <table:table-cell table:formula="of:=SUM([.$C$2:.C6])" office:value-type="float" office:value="878" calcext:value-type="float">
            <text:p>878</text:p>
          </table:table-cell>
          <table:table-cell table:formula="of:=[.$C6]/([.$B6]-[.$B5])" office:value-type="float" office:value="29.8" calcext:value-type="float">
            <text:p>29.80</text:p>
          </table:table-cell>
          <table:table-cell table:formula="of:=[.$G6]/[.$E6]" office:value-type="float" office:value="36.5833333333333" calcext:value-type="float">
            <text:p>36.58</text:p>
          </table:table-cell>
        </table:table-row>
        <table:table-row table:style-name="ro1">
          <table:table-cell office:value-type="string" calcext:value-type="string">
            <text:p>5.8.5</text:p>
          </table:table-cell>
          <table:table-cell office:value-type="date" office:date-value="2020-08-27" calcext:value-type="date">
            <text:p>2020-08-27</text:p>
          </table:table-cell>
          <table:table-cell office:value-type="float" office:value="16" calcext:value-type="float">
            <text:p>16</text:p>
          </table:table-cell>
          <table:table-cell/>
          <table:table-cell table:formula="of:=[.B7]-[.$B$2]" office:value-type="float" office:value="25" calcext:value-type="float">
            <text:p>25</text:p>
          </table:table-cell>
          <table:table-cell table:formula="of:=[.B7]-[$'2.6.11'.$B$2]" office:value-type="float" office:value="5657" calcext:value-type="float">
            <text:p>5657</text:p>
          </table:table-cell>
          <table:table-cell table:formula="of:=SUM([.$C$2:.C7])" office:value-type="float" office:value="894" calcext:value-type="float">
            <text:p>894</text:p>
          </table:table-cell>
          <table:table-cell table:formula="of:=[.$C7]/([.$B7]-[.$B6])" office:value-type="float" office:value="16" calcext:value-type="float">
            <text:p>16.00</text:p>
          </table:table-cell>
          <table:table-cell table:formula="of:=[.$G7]/[.$E7]" office:value-type="float" office:value="35.76" calcext:value-type="float">
            <text:p>35.76</text:p>
          </table:table-cell>
        </table:table-row>
        <table:table-row table:style-name="ro1">
          <table:table-cell office:value-type="string" calcext:value-type="string">
            <text:p>5.8.6</text:p>
          </table:table-cell>
          <table:table-cell office:value-type="date" office:date-value="2020-09-03" calcext:value-type="date">
            <text:p>2020-09-03</text:p>
          </table:table-cell>
          <table:table-cell office:value-type="float" office:value="255" calcext:value-type="float">
            <text:p>255</text:p>
          </table:table-cell>
          <table:table-cell/>
          <table:table-cell table:formula="of:=[.B8]-[.$B$2]" office:value-type="float" office:value="32" calcext:value-type="float">
            <text:p>32</text:p>
          </table:table-cell>
          <table:table-cell table:formula="of:=[.B8]-[$'2.6.11'.$B$2]" office:value-type="float" office:value="5664" calcext:value-type="float">
            <text:p>5664</text:p>
          </table:table-cell>
          <table:table-cell table:formula="of:=SUM([.$C$2:.C8])" office:value-type="float" office:value="1149" calcext:value-type="float">
            <text:p>1149</text:p>
          </table:table-cell>
          <table:table-cell table:formula="of:=[.$C8]/([.$B8]-[.$B7])" office:value-type="float" office:value="36.4285714285714" calcext:value-type="float">
            <text:p>36.43</text:p>
          </table:table-cell>
          <table:table-cell table:formula="of:=[.$G8]/[.$E8]" office:value-type="float" office:value="35.90625" calcext:value-type="float">
            <text:p>35.91</text:p>
          </table:table-cell>
        </table:table-row>
        <table:table-row table:style-name="ro1">
          <table:table-cell office:value-type="string" calcext:value-type="string">
            <text:p>5.8.7</text:p>
          </table:table-cell>
          <table:table-cell office:value-type="date" office:date-value="2020-09-05" calcext:value-type="date">
            <text:p>2020-09-05</text:p>
          </table:table-cell>
          <table:table-cell office:value-type="float" office:value="17" calcext:value-type="float">
            <text:p>17</text:p>
          </table:table-cell>
          <table:table-cell/>
          <table:table-cell table:formula="of:=[.B9]-[.$B$2]" office:value-type="float" office:value="34" calcext:value-type="float">
            <text:p>34</text:p>
          </table:table-cell>
          <table:table-cell table:formula="of:=[.B9]-[$'2.6.11'.$B$2]" office:value-type="float" office:value="5666" calcext:value-type="float">
            <text:p>5666</text:p>
          </table:table-cell>
          <table:table-cell table:formula="of:=SUM([.$C$2:.C9])" office:value-type="float" office:value="1166" calcext:value-type="float">
            <text:p>1166</text:p>
          </table:table-cell>
          <table:table-cell table:formula="of:=[.$C9]/([.$B9]-[.$B8])" office:value-type="float" office:value="8.5" calcext:value-type="float">
            <text:p>8.50</text:p>
          </table:table-cell>
          <table:table-cell table:formula="of:=[.$G9]/[.$E9]" office:value-type="float" office:value="34.2941176470588" calcext:value-type="float">
            <text:p>34.29</text:p>
          </table:table-cell>
        </table:table-row>
        <table:table-row table:style-name="ro1">
          <table:table-cell office:value-type="string" calcext:value-type="string">
            <text:p>5.8.8</text:p>
          </table:table-cell>
          <table:table-cell office:value-type="date" office:date-value="2020-09-09" calcext:value-type="date">
            <text:p>2020-09-09</text:p>
          </table:table-cell>
          <table:table-cell office:value-type="float" office:value="185" calcext:value-type="float">
            <text:p>185</text:p>
          </table:table-cell>
          <table:table-cell/>
          <table:table-cell table:formula="of:=[.B10]-[.$B$2]" office:value-type="float" office:value="38" calcext:value-type="float">
            <text:p>38</text:p>
          </table:table-cell>
          <table:table-cell table:formula="of:=[.B10]-[$'2.6.11'.$B$2]" office:value-type="float" office:value="5670" calcext:value-type="float">
            <text:p>5670</text:p>
          </table:table-cell>
          <table:table-cell table:formula="of:=SUM([.$C$2:.C10])" office:value-type="float" office:value="1351" calcext:value-type="float">
            <text:p>1351</text:p>
          </table:table-cell>
          <table:table-cell table:formula="of:=[.$C10]/([.$B10]-[.$B9])" office:value-type="float" office:value="46.25" calcext:value-type="float">
            <text:p>46.25</text:p>
          </table:table-cell>
          <table:table-cell table:formula="of:=[.$G10]/[.$E10]" office:value-type="float" office:value="35.5526315789474" calcext:value-type="float">
            <text:p>35.55</text:p>
          </table:table-cell>
        </table:table-row>
        <table:table-row table:style-name="ro1">
          <table:table-cell office:value-type="string" calcext:value-type="string">
            <text:p>5.8.9</text:p>
          </table:table-cell>
          <table:table-cell office:value-type="date" office:date-value="2020-09-12" calcext:value-type="date">
            <text:p>2020-09-12</text:p>
          </table:table-cell>
          <table:table-cell office:value-type="float" office:value="16" calcext:value-type="float">
            <text:p>16</text:p>
          </table:table-cell>
          <table:table-cell/>
          <table:table-cell table:formula="of:=[.B11]-[.$B$2]" office:value-type="float" office:value="41" calcext:value-type="float">
            <text:p>41</text:p>
          </table:table-cell>
          <table:table-cell table:formula="of:=[.B11]-[$'2.6.11'.$B$2]" office:value-type="float" office:value="5673" calcext:value-type="float">
            <text:p>5673</text:p>
          </table:table-cell>
          <table:table-cell table:formula="of:=SUM([.$C$2:.C11])" office:value-type="float" office:value="1367" calcext:value-type="float">
            <text:p>1367</text:p>
          </table:table-cell>
          <table:table-cell table:formula="of:=[.$C11]/([.$B11]-[.$B10])" office:value-type="float" office:value="5.33333333333333" calcext:value-type="float">
            <text:p>5.33</text:p>
          </table:table-cell>
          <table:table-cell table:formula="of:=[.$G11]/[.$E11]" office:value-type="float" office:value="33.3414634146341" calcext:value-type="float">
            <text:p>33.34</text:p>
          </table:table-cell>
        </table:table-row>
        <table:table-row table:style-name="ro1">
          <table:table-cell office:value-type="string" calcext:value-type="string">
            <text:p>5.8.10</text:p>
          </table:table-cell>
          <table:table-cell office:value-type="date" office:date-value="2020-09-17" calcext:value-type="date">
            <text:p>2020-09-17</text:p>
          </table:table-cell>
          <table:table-cell office:value-type="float" office:value="176" calcext:value-type="float">
            <text:p>176</text:p>
          </table:table-cell>
          <table:table-cell/>
          <table:table-cell table:formula="of:=[.B12]-[.$B$2]" office:value-type="float" office:value="46" calcext:value-type="float">
            <text:p>46</text:p>
          </table:table-cell>
          <table:table-cell table:formula="of:=[.B12]-[$'2.6.11'.$B$2]" office:value-type="float" office:value="5678" calcext:value-type="float">
            <text:p>5678</text:p>
          </table:table-cell>
          <table:table-cell table:formula="of:=SUM([.$C$2:.C12])" office:value-type="float" office:value="1543" calcext:value-type="float">
            <text:p>1543</text:p>
          </table:table-cell>
          <table:table-cell table:formula="of:=[.$C12]/([.$B12]-[.$B11])" office:value-type="float" office:value="35.2" calcext:value-type="float">
            <text:p>35.20</text:p>
          </table:table-cell>
          <table:table-cell table:formula="of:=[.$G12]/[.$E12]" office:value-type="float" office:value="33.5434782608696" calcext:value-type="float">
            <text:p>33.54</text:p>
          </table:table-cell>
        </table:table-row>
        <table:table-row table:style-name="ro1">
          <table:table-cell office:value-type="string" calcext:value-type="string">
            <text:p>5.8.11</text:p>
          </table:table-cell>
          <table:table-cell office:value-type="date" office:date-value="2020-09-23" calcext:value-type="date">
            <text:p>2020-09-23</text:p>
          </table:table-cell>
          <table:table-cell office:value-type="float" office:value="117" calcext:value-type="float">
            <text:p>117</text:p>
          </table:table-cell>
          <table:table-cell/>
          <table:table-cell table:formula="of:=[.B13]-[.$B$2]" office:value-type="float" office:value="52" calcext:value-type="float">
            <text:p>52</text:p>
          </table:table-cell>
          <table:table-cell table:formula="of:=[.B13]-[$'2.6.11'.$B$2]" office:value-type="float" office:value="5684" calcext:value-type="float">
            <text:p>5684</text:p>
          </table:table-cell>
          <table:table-cell table:formula="of:=SUM([.$C$2:.C13])" office:value-type="float" office:value="1660" calcext:value-type="float">
            <text:p>1660</text:p>
          </table:table-cell>
          <table:table-cell table:formula="of:=[.$C13]/([.$B13]-[.$B11])" office:value-type="float" office:value="10.6363636363636" calcext:value-type="float">
            <text:p>10.64</text:p>
          </table:table-cell>
          <table:table-cell table:formula="of:=[.$G13]/[.$E13]" office:value-type="float" office:value="31.9230769230769" calcext:value-type="float">
            <text:p>31.92</text:p>
          </table:table-cell>
        </table:table-row>
        <table:table-row table:style-name="ro1">
          <table:table-cell office:value-type="string" calcext:value-type="string">
            <text:p>5.8.12</text:p>
          </table:table-cell>
          <table:table-cell office:value-type="date" office:date-value="2020-09-26" calcext:value-type="date">
            <text:p>2020-09-26</text:p>
          </table:table-cell>
          <table:table-cell office:value-type="float" office:value="56" calcext:value-type="float">
            <text:p>56</text:p>
          </table:table-cell>
          <table:table-cell/>
          <table:table-cell table:formula="of:=[.B14]-[.$B$2]" office:value-type="float" office:value="55" calcext:value-type="float">
            <text:p>55</text:p>
          </table:table-cell>
          <table:table-cell table:formula="of:=[.B14]-[$'2.6.11'.$B$2]" office:value-type="float" office:value="5687" calcext:value-type="float">
            <text:p>5687</text:p>
          </table:table-cell>
          <table:table-cell table:formula="of:=SUM([.$C$2:.C14])" office:value-type="float" office:value="1716" calcext:value-type="float">
            <text:p>1716</text:p>
          </table:table-cell>
          <table:table-cell table:formula="of:=[.$C14]/([.$B14]-[.$B13])" office:value-type="float" office:value="18.6666666666667" calcext:value-type="float">
            <text:p>18.67</text:p>
          </table:table-cell>
          <table:table-cell table:formula="of:=[.$G14]/[.$E14]" office:value-type="float" office:value="31.2" calcext:value-type="float">
            <text:p>31.20</text:p>
          </table:table-cell>
        </table:table-row>
        <table:table-row table:style-name="ro1">
          <table:table-cell office:value-type="string" calcext:value-type="string">
            <text:p>5.8.13</text:p>
          </table:table-cell>
          <table:table-cell office:value-type="date" office:date-value="2020-10-01" calcext:value-type="date">
            <text:p>2020-10-01</text:p>
          </table:table-cell>
          <table:table-cell office:value-type="float" office:value="99" calcext:value-type="float">
            <text:p>99</text:p>
          </table:table-cell>
          <table:table-cell/>
          <table:table-cell table:formula="of:=[.B15]-[.$B$2]" office:value-type="float" office:value="60" calcext:value-type="float">
            <text:p>60</text:p>
          </table:table-cell>
          <table:table-cell table:formula="of:=[.B15]-[$'2.6.11'.$B$2]" office:value-type="float" office:value="5692" calcext:value-type="float">
            <text:p>5692</text:p>
          </table:table-cell>
          <table:table-cell table:formula="of:=SUM([.$C$2:.C15])" office:value-type="float" office:value="1815" calcext:value-type="float">
            <text:p>1815</text:p>
          </table:table-cell>
          <table:table-cell table:formula="of:=[.$C15]/([.$B15]-[.$B14])" office:value-type="float" office:value="19.8" calcext:value-type="float">
            <text:p>19.80</text:p>
          </table:table-cell>
          <table:table-cell table:formula="of:=[.$G15]/[.$E15]" office:value-type="float" office:value="30.25" calcext:value-type="float">
            <text:p>30.25</text:p>
          </table:table-cell>
        </table:table-row>
        <table:table-row table:style-name="ro1">
          <table:table-cell office:value-type="string" calcext:value-type="string">
            <text:p>5.8.14</text:p>
          </table:table-cell>
          <table:table-cell office:value-type="date" office:date-value="2020-10-07" calcext:value-type="date">
            <text:p>2020-10-07</text:p>
          </table:table-cell>
          <table:table-cell office:value-type="float" office:value="85" calcext:value-type="float">
            <text:p>85</text:p>
          </table:table-cell>
          <table:table-cell/>
          <table:table-cell table:formula="of:=[.B16]-[.$B$2]" office:value-type="float" office:value="66" calcext:value-type="float">
            <text:p>66</text:p>
          </table:table-cell>
          <table:table-cell table:formula="of:=[.B16]-[$'2.6.11'.$B$2]" office:value-type="float" office:value="5698" calcext:value-type="float">
            <text:p>5698</text:p>
          </table:table-cell>
          <table:table-cell table:formula="of:=SUM([.$C$2:.C16])" office:value-type="float" office:value="1900" calcext:value-type="float">
            <text:p>1900</text:p>
          </table:table-cell>
          <table:table-cell table:formula="of:=[.$C16]/([.$B16]-[.$B15])" office:value-type="float" office:value="14.1666666666667" calcext:value-type="float">
            <text:p>14.17</text:p>
          </table:table-cell>
          <table:table-cell table:formula="of:=[.$G16]/[.$E16]" office:value-type="float" office:value="28.7878787878788" calcext:value-type="float">
            <text:p>28.79</text:p>
          </table:table-cell>
        </table:table-row>
        <table:table-row table:style-name="ro1">
          <table:table-cell office:value-type="string" calcext:value-type="string">
            <text:p>5.8.15</text:p>
          </table:table-cell>
          <table:table-cell office:value-type="date" office:date-value="2020-10-14" calcext:value-type="date">
            <text:p>2020-10-14</text:p>
          </table:table-cell>
          <table:table-cell office:value-type="float" office:value="123" calcext:value-type="float">
            <text:p>123</text:p>
          </table:table-cell>
          <table:table-cell/>
          <table:table-cell table:formula="of:=[.B17]-[.$B$2]" office:value-type="float" office:value="73" calcext:value-type="float">
            <text:p>73</text:p>
          </table:table-cell>
          <table:table-cell table:formula="of:=[.B17]-[$'2.6.11'.$B$2]" office:value-type="float" office:value="5705" calcext:value-type="float">
            <text:p>5705</text:p>
          </table:table-cell>
          <table:table-cell table:formula="of:=SUM([.$C$2:.C17])" office:value-type="float" office:value="2023" calcext:value-type="float">
            <text:p>2023</text:p>
          </table:table-cell>
          <table:table-cell table:formula="of:=[.$C17]/([.$B17]-[.$B16])" office:value-type="float" office:value="17.5714285714286" calcext:value-type="float">
            <text:p>17.57</text:p>
          </table:table-cell>
          <table:table-cell table:formula="of:=[.$G17]/[.$E17]" office:value-type="float" office:value="27.7123287671233" calcext:value-type="float">
            <text:p>27.71</text:p>
          </table:table-cell>
        </table:table-row>
        <table:table-row table:style-name="ro1">
          <table:table-cell office:value-type="string" calcext:value-type="string">
            <text:p>5.8.16</text:p>
          </table:table-cell>
          <table:table-cell office:value-type="date" office:date-value="2020-10-17" calcext:value-type="date">
            <text:p>2020-10-17</text:p>
          </table:table-cell>
          <table:table-cell office:value-type="float" office:value="14" calcext:value-type="float">
            <text:p>14</text:p>
          </table:table-cell>
          <table:table-cell/>
          <table:table-cell table:formula="of:=[.B18]-[.$B$2]" office:value-type="float" office:value="76" calcext:value-type="float">
            <text:p>76</text:p>
          </table:table-cell>
          <table:table-cell table:formula="of:=[.B18]-[$'2.6.11'.$B$2]" office:value-type="float" office:value="5708" calcext:value-type="float">
            <text:p>5708</text:p>
          </table:table-cell>
          <table:table-cell table:formula="of:=SUM([.$C$2:.C18])" office:value-type="float" office:value="2037" calcext:value-type="float">
            <text:p>2037</text:p>
          </table:table-cell>
          <table:table-cell table:formula="of:=[.$C18]/([.$B18]-[.$B17])" office:value-type="float" office:value="4.66666666666667" calcext:value-type="float">
            <text:p>4.67</text:p>
          </table:table-cell>
          <table:table-cell table:formula="of:=[.$G18]/[.$E18]" office:value-type="float" office:value="26.8026315789474" calcext:value-type="float">
            <text:p>26.80</text:p>
          </table:table-cell>
        </table:table-row>
        <table:table-row table:style-name="ro1">
          <table:table-cell office:value-type="string" calcext:value-type="string">
            <text:p>5.8.17</text:p>
          </table:table-cell>
          <table:table-cell office:value-type="date" office:date-value="2020-10-29" calcext:value-type="date">
            <text:p>2020-10-29</text:p>
          </table:table-cell>
          <table:table-cell office:value-type="float" office:value="632" calcext:value-type="float">
            <text:p>632</text:p>
          </table:table-cell>
          <table:table-cell/>
          <table:table-cell table:formula="of:=[.B19]-[.$B$2]" office:value-type="float" office:value="88" calcext:value-type="float">
            <text:p>88</text:p>
          </table:table-cell>
          <table:table-cell table:formula="of:=[.B19]-[$'2.6.11'.$B$2]" office:value-type="float" office:value="5720" calcext:value-type="float">
            <text:p>5720</text:p>
          </table:table-cell>
          <table:table-cell table:formula="of:=SUM([.$C$2:.C19])" office:value-type="float" office:value="2669" calcext:value-type="float">
            <text:p>2669</text:p>
          </table:table-cell>
          <table:table-cell table:formula="of:=[.$C19]/([.$B19]-[.$B18])" office:value-type="float" office:value="52.6666666666667" calcext:value-type="float">
            <text:p>52.67</text:p>
          </table:table-cell>
          <table:table-cell table:formula="of:=[.$G19]/[.$E19]" office:value-type="float" office:value="30.3295454545455" calcext:value-type="float">
            <text:p>30.33</text:p>
          </table:table-cell>
        </table:table-row>
        <table:table-row table:style-name="ro1">
          <table:table-cell office:value-type="string" calcext:value-type="string">
            <text:p>5.8.18</text:p>
          </table:table-cell>
          <table:table-cell office:value-type="date" office:date-value="2020-11-01" calcext:value-type="date">
            <text:p>2020-11-01</text:p>
          </table:table-cell>
          <table:table-cell office:value-type="float" office:value="70" calcext:value-type="float">
            <text:p>70</text:p>
          </table:table-cell>
          <table:table-cell/>
          <table:table-cell table:formula="of:=[.B20]-[.$B$2]" office:value-type="float" office:value="91" calcext:value-type="float">
            <text:p>91</text:p>
          </table:table-cell>
          <table:table-cell table:formula="of:=[.B20]-[$'2.6.11'.$B$2]" office:value-type="float" office:value="5723" calcext:value-type="float">
            <text:p>5723</text:p>
          </table:table-cell>
          <table:table-cell table:formula="of:=SUM([.$C$2:.C20])" office:value-type="float" office:value="2739" calcext:value-type="float">
            <text:p>2739</text:p>
          </table:table-cell>
          <table:table-cell table:formula="of:=[.$C20]/([.$B20]-[.$B19])" office:value-type="float" office:value="23.3333333333333" calcext:value-type="float">
            <text:p>23.33</text:p>
          </table:table-cell>
          <table:table-cell table:formula="of:=[.$G20]/[.$E20]" office:value-type="float" office:value="30.0989010989011" calcext:value-type="float">
            <text:p>30.1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8">00/00/0000</text:date>, <text:time style:data-style-name="N2" text:time-value="07:01:50.1661237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13</meta:editing-cycles>
    <meta:editing-duration>P4DT29M36S</meta:editing-duration>
    <dc:date>2020-11-18T07:03:41.259593994</dc:date>
    <meta:document-statistic meta:table-count="47" meta:cell-count="17773" meta:object-count="0"/>
    <meta:user-defined meta:name="Info 1"/>
    <meta:user-defined meta:name="Info 2"/>
    <meta:user-defined meta:name="Info 3"/>
    <meta:user-defined meta:name="Info 4"/>
  </office:meta>
</office:document-meta>
</file>